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Bold" svg:font-family="Times-Bold" style:font-family-generic="roman"/>
    <style:font-face style:name="Times-BoldItalic" svg:font-family="Times-BoldItalic" style:font-family-generic="roman"/>
    <style:font-face style:name="Times-Italic" svg:font-family="Times-Italic" style:font-family-generic="roman"/>
    <style:font-face style:name="Times-Roman" svg:font-family="Times-Roman" style:font-family-generic="roman"/>
    <style:font-face style:name="Lucida Sans1" svg:font-family="'Lucida Sans'" style:font-family-generic="swiss"/>
    <style:font-face style:name="LucidaSans-TypewriterBold" svg:font-family="LucidaSans-TypewriterBold" style:font-family-generic="swiss"/>
    <style:font-face style:name="LucidaSans-Typewriter" svg:font-family="LucidaSans-Typewriter"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Times-Roman" fo:font-size="11pt" style:font-size-asian="11pt" style:font-size-complex="11pt"/>
    </style:style>
    <style:style style:name="P2" style:family="paragraph" style:parent-style-name="Standard">
      <style:paragraph-properties fo:text-align="center" style:justify-single-word="false"/>
      <style:text-properties style:font-name="Times-Roman" fo:font-size="11pt" fo:font-style="normal" fo:font-weight="bold" style:font-name-asian="Times-Roman" style:font-size-asian="11pt" style:font-style-asian="normal" style:font-weight-asian="bold" style:font-name-complex="Times-Roman" style:font-size-complex="11pt" style:font-style-complex="normal" style:font-weight-complex="bold"/>
    </style:style>
    <style:style style:name="P3" style:family="paragraph" style:parent-style-name="Standard">
      <style:paragraph-properties fo:text-align="start" style:justify-single-word="false"/>
      <style:text-properties style:font-name="Times-Roman" fo:font-size="11pt" fo:font-style="normal" fo:font-weight="normal" style:font-name-asian="Times-Roman" style:font-size-asian="11pt" style:font-style-asian="normal" style:font-weight-asian="normal" style:font-name-complex="Times-Roman" style:font-size-complex="11pt" style:font-style-complex="normal" style:font-weight-complex="normal"/>
    </style:style>
    <style:style style:name="P4" style:family="paragraph" style:parent-style-name="Standard">
      <style:paragraph-properties fo:text-align="start" style:justify-single-word="false" style:text-autospace="none"/>
      <style:text-properties style:font-name="Times-Roman" fo:font-size="11pt" fo:font-style="normal" fo:font-weight="normal" style:font-name-asian="Times-Roman" style:font-size-asian="11pt" style:font-style-asian="normal" style:font-weight-asian="normal" style:font-name-complex="Times-Roman" style:font-size-complex="11pt" style:font-style-complex="normal" style:font-weight-complex="normal"/>
    </style:style>
    <style:style style:name="P5" style:family="paragraph" style:parent-style-name="Standard">
      <style:paragraph-properties fo:text-align="start" style:justify-single-word="false"/>
      <style:text-properties style:font-name="Times-Roman" fo:font-size="11pt" fo:font-style="normal" style:font-name-asian="Times-Roman" style:font-size-asian="11pt" style:font-style-asian="normal" style:font-name-complex="Times-Roman" style:font-size-complex="11pt" style:font-style-complex="normal"/>
    </style:style>
    <style:style style:name="P6" style:family="paragraph" style:parent-style-name="Standard">
      <style:paragraph-properties style:text-autospace="none"/>
      <style:text-properties style:font-name="Times-Roman" fo:font-size="11pt" fo:font-weight="normal" style:font-name-asian="Times-Roman" style:font-size-asian="11pt" style:font-weight-asian="normal" style:font-name-complex="Times-Roman" style:font-size-complex="11pt" style:font-weight-complex="normal"/>
    </style:style>
    <style:style style:name="P7" style:family="paragraph" style:parent-style-name="Standard">
      <style:paragraph-properties fo:text-align="start" style:justify-single-word="false"/>
      <style:text-properties style:font-name="Times-Roman" fo:font-size="11pt" fo:font-weight="normal" style:font-name-asian="Times-Roman" style:font-size-asian="11pt" style:font-weight-asian="normal" style:font-name-complex="Times-Roman" style:font-size-complex="11pt" style:font-weight-complex="normal"/>
    </style:style>
    <style:style style:name="P8" style:family="paragraph" style:parent-style-name="Standard">
      <style:paragraph-properties fo:text-align="start" style:justify-single-word="false"/>
      <style:text-properties style:font-name="Times-Roman" fo:font-size="11pt" style:font-name-asian="Times-Roman" style:font-size-asian="11pt" style:font-name-complex="Times-Roman" style:font-size-complex="11pt"/>
    </style:style>
    <style:style style:name="P9" style:family="paragraph" style:parent-style-name="Standard">
      <style:paragraph-properties style:text-autospace="none"/>
      <style:text-properties style:font-name="Times-Roman" fo:font-size="11pt" style:font-name-asian="Times-Roman" style:font-size-asian="11pt" style:font-name-complex="Times-Roman" style:font-size-complex="11pt"/>
    </style:style>
    <style:style style:name="P10" style:family="paragraph" style:parent-style-name="Standard">
      <style:paragraph-properties fo:text-align="start" style:justify-single-word="false"/>
      <style:text-properties style:font-name="Times-Roman" fo:font-size="10pt" style:font-name-asian="Times-Roman" style:font-size-asian="10pt" style:font-name-complex="Times-Roman" style:font-size-complex="10pt"/>
    </style:style>
    <style:style style:name="P11" style:family="paragraph" style:parent-style-name="Standard">
      <style:paragraph-properties fo:text-align="start" style:justify-single-word="false"/>
      <style:text-properties style:font-name="Times-Roman" fo:font-size="10pt" style:font-size-asian="10pt" style:font-size-complex="10pt"/>
    </style:style>
    <style:style style:name="P12" style:family="paragraph" style:parent-style-name="Standard">
      <style:paragraph-properties style:text-autospace="none"/>
      <style:text-properties style:font-name="Times-Roman" fo:font-size="10pt" fo:font-style="normal" fo:font-weight="normal" style:font-name-asian="Times-Roman" style:font-size-asian="10pt" style:font-style-asian="normal" style:font-weight-asian="normal" style:font-name-complex="Times-Roman" style:font-size-complex="10pt" style:font-style-complex="normal" style:font-weight-complex="normal"/>
    </style:style>
    <style:style style:name="P13" style:family="paragraph" style:parent-style-name="Standard">
      <style:paragraph-properties fo:text-align="start" style:justify-single-word="false"/>
      <style:text-properties style:font-name="Times-Roman" fo:font-size="10pt" fo:font-weight="normal" style:font-name-asian="Times-Roman" style:font-size-asian="10pt" style:font-weight-asian="normal" style:font-name-complex="Times-Roman" style:font-size-complex="10pt" style:font-weight-complex="normal"/>
    </style:style>
    <style:style style:name="P14" style:family="paragraph" style:parent-style-name="Standard">
      <style:paragraph-properties fo:text-align="center" style:justify-single-word="false"/>
      <style:text-properties style:font-name="Times New Roman" fo:font-size="11pt" fo:font-weight="bold" style:font-size-asian="11pt" style:font-weight-asian="bold" style:font-size-complex="11pt" style:font-weight-complex="bold"/>
    </style:style>
    <style:style style:name="P15" style:family="paragraph" style:parent-style-name="Standard">
      <style:paragraph-properties fo:text-align="start" style:justify-single-word="false"/>
      <style:text-properties style:font-name="Times New Roman" fo:font-size="11pt" fo:font-weight="normal" style:font-size-asian="11pt" style:font-weight-asian="normal" style:font-size-complex="11pt" style:font-weight-complex="normal"/>
    </style:style>
    <style:style style:name="P16" style:family="paragraph" style:parent-style-name="Standard">
      <style:paragraph-properties fo:text-align="start" style:justify-single-word="false"/>
      <style:text-properties style:font-name="Times New Roman" fo:font-size="11pt" style:font-name-asian="Times-Roman" style:font-size-asian="11pt" style:font-name-complex="Times-Roman" style:font-size-complex="11pt"/>
    </style:style>
    <style:style style:name="P17" style:family="paragraph" style:parent-style-name="Standard">
      <style:paragraph-properties fo:text-align="center" style:justify-single-word="false" style:text-autospace="none"/>
      <style:text-properties style:font-name="Times New Roman" fo:font-size="11pt" fo:font-style="normal" fo:font-weight="bold" style:font-name-asian="Times-Roman" style:font-size-asian="11pt" style:font-style-asian="normal" style:font-weight-asian="bold" style:font-name-complex="Times-Roman" style:font-size-complex="11pt" style:font-style-complex="normal" style:font-weight-complex="bold"/>
    </style:style>
    <style:style style:name="P18" style:family="paragraph" style:parent-style-name="Standard">
      <style:paragraph-properties fo:text-align="start" style:justify-single-word="false"/>
      <style:text-properties style:font-name="Times-Bold" fo:font-size="13pt" fo:font-style="normal" fo:font-weight="normal" style:font-name-asian="Times-Bold" style:font-size-asian="13pt" style:font-style-asian="normal" style:font-weight-asian="normal" style:font-name-complex="Times-Bold" style:font-size-complex="13pt" style:font-style-complex="normal" style:font-weight-complex="normal"/>
    </style:style>
    <style:style style:name="P19" style:family="paragraph" style:parent-style-name="Standard">
      <style:paragraph-properties fo:text-align="start" style:justify-single-word="false"/>
      <style:text-properties style:font-name="Times-Bold" fo:font-size="11pt" fo:font-style="normal" fo:font-weight="bold" style:font-name-asian="Times-Bold" style:font-size-asian="11pt" style:font-style-asian="normal" style:font-weight-asian="bold" style:font-name-complex="Times-Bold" style:font-size-complex="11pt" style:font-style-complex="normal" style:font-weight-complex="bold"/>
    </style:style>
    <style:style style:name="P20" style:family="paragraph" style:parent-style-name="Standard">
      <style:paragraph-properties style:text-autospace="none"/>
      <style:text-properties style:font-name="Times-Bold" fo:font-size="11pt" fo:font-style="normal" fo:font-weight="bold" style:font-name-asian="Times-Bold" style:font-size-asian="11pt" style:font-style-asian="normal" style:font-weight-asian="bold" style:font-name-complex="Times-Bold" style:font-size-complex="11pt" style:font-style-complex="normal" style:font-weight-complex="bold"/>
    </style:style>
    <style:style style:name="P21" style:family="paragraph" style:parent-style-name="Standard">
      <style:paragraph-properties style:text-autospace="none"/>
      <style:text-properties style:font-name="Times-Bold" fo:font-size="11pt" fo:font-style="normal" fo:font-weight="normal" style:font-name-asian="Times-Bold" style:font-size-asian="11pt" style:font-style-asian="normal" style:font-weight-asian="normal" style:font-name-complex="Times-Bold" style:font-size-complex="11pt" style:font-style-complex="normal" style:font-weight-complex="normal"/>
    </style:style>
    <style:style style:name="P22" style:family="paragraph" style:parent-style-name="Standard">
      <style:paragraph-properties fo:text-align="start" style:justify-single-word="false"/>
      <style:text-properties style:font-name="Times-Bold" fo:font-size="11pt" fo:font-weight="bold" style:font-name-asian="Times-Bold" style:font-size-asian="11pt" style:font-weight-asian="bold" style:font-name-complex="Times-Bold" style:font-size-complex="11pt" style:font-weight-complex="bold"/>
    </style:style>
    <style:style style:name="P23" style:family="paragraph" style:parent-style-name="Standard">
      <style:paragraph-properties fo:text-align="start" style:justify-single-word="false"/>
      <style:text-properties style:font-name="Times-Bold" fo:font-size="11pt" fo:font-weight="normal" style:font-name-asian="Times-Bold" style:font-size-asian="11pt" style:font-weight-asian="normal" style:font-name-complex="Times-Bold" style:font-size-complex="11pt" style:font-weight-complex="normal"/>
    </style:style>
    <style:style style:name="P24" style:family="paragraph" style:parent-style-name="Standard">
      <style:paragraph-properties fo:text-align="start" style:justify-single-word="false" style:text-autospace="none"/>
      <style:text-properties style:font-name="Times-Bold" fo:font-size="11pt" fo:font-weight="normal" style:font-name-asian="Times-Bold" style:font-size-asian="11pt" style:font-weight-asian="normal" style:font-name-complex="Times-Bold" style:font-size-complex="11pt" style:font-weight-complex="normal"/>
    </style:style>
    <style:style style:name="P25" style:family="paragraph" style:parent-style-name="Standard">
      <style:paragraph-properties style:text-autospace="none"/>
      <style:text-properties style:font-name="Times-Bold" fo:font-size="11pt" fo:font-weight="normal" style:font-name-asian="Times-Bold" style:font-size-asian="11pt" style:font-weight-asian="normal" style:font-name-complex="Times-Bold" style:font-size-complex="11pt" style:font-weight-complex="normal"/>
    </style:style>
    <style:style style:name="P26" style:family="paragraph" style:parent-style-name="Standard">
      <style:paragraph-properties fo:text-align="start" style:justify-single-word="false" style:text-autospace="none"/>
      <style:text-properties style:font-name="Times-Bold" fo:font-size="10pt" fo:font-weight="normal" style:font-name-asian="Times-Bold" style:font-size-asian="10pt" style:font-weight-asian="normal" style:font-name-complex="Times-Bold" style:font-size-complex="10pt" style:font-weight-complex="normal"/>
    </style:style>
    <style:style style:name="P27" style:family="paragraph" style:parent-style-name="Standard">
      <style:paragraph-properties style:text-autospace="none"/>
      <style:text-properties style:font-name="Times New Roman1" fo:font-size="10pt" style:font-name-asian="Times-Roman" style:font-size-asian="10pt" style:font-name-complex="Times-Roman" style:font-size-complex="10pt"/>
    </style:style>
    <style:style style:name="P28" style:family="paragraph" style:parent-style-name="Standard">
      <style:paragraph-properties fo:text-align="start" style:justify-single-word="false" style:text-autospace="none"/>
      <style:text-properties style:font-name="Times New Roman1" fo:font-size="10pt" fo:font-weight="normal" style:font-name-asian="Times-Bold" style:font-size-asian="10pt" style:font-weight-asian="normal" style:font-name-complex="Times-Bold" style:font-size-complex="10pt" style:font-weight-complex="normal"/>
    </style:style>
    <style:style style:name="P29" style:family="paragraph" style:parent-style-name="Standard">
      <style:paragraph-properties style:text-autospace="none"/>
      <style:text-properties style:font-name="Times New Roman1" fo:font-size="11pt" fo:font-style="normal" fo:font-weight="normal" style:font-name-asian="Times-Bold" style:font-size-asian="11pt" style:font-style-asian="normal" style:font-weight-asian="normal" style:font-name-complex="Times-Bold" style:font-size-complex="11pt" style:font-style-complex="normal" style:font-weight-complex="normal"/>
    </style:style>
    <style:style style:name="P30" style:family="paragraph" style:parent-style-name="Standard">
      <style:paragraph-properties fo:text-align="start" style:justify-single-word="false"/>
      <style:text-properties style:font-name="Times New Roman1" fo:font-size="11pt" fo:font-style="normal" fo:font-weight="normal" style:font-name-asian="Times-Bold" style:font-size-asian="11pt" style:font-style-asian="normal" style:font-weight-asian="normal" style:font-name-complex="Times-Bold" style:font-size-complex="11pt" style:font-style-complex="normal" style:font-weight-complex="normal"/>
    </style:style>
    <style:style style:name="P31" style:family="paragraph" style:parent-style-name="Standard">
      <style:paragraph-properties fo:text-align="start" style:justify-single-word="false" style:text-autospace="none"/>
      <style:text-properties style:font-name="Times New Roman1" fo:font-size="11pt" fo:font-style="normal" fo:font-weight="normal" style:font-name-asian="Times-Bold" style:font-size-asian="11pt" style:font-style-asian="normal" style:font-weight-asian="normal" style:font-name-complex="Times-Bold" style:font-size-complex="11pt" style:font-style-complex="normal" style:font-weight-complex="normal"/>
    </style:style>
    <style:style style:name="P32" style:family="paragraph" style:parent-style-name="Standard">
      <style:paragraph-properties fo:text-align="start" style:justify-single-word="false" style:text-autospace="none"/>
      <style:text-properties style:font-name="Times New Roman1" fo:font-size="11pt" fo:font-style="normal" fo:font-weight="normal" style:font-name-asian="LucidaSans-Typewriter" style:font-size-asian="11pt" style:font-style-asian="normal" style:font-weight-asian="normal" style:font-name-complex="LucidaSans-Typewriter" style:font-size-complex="11pt" style:font-style-complex="normal" style:font-weight-complex="normal"/>
    </style:style>
    <style:style style:name="P33" style:family="paragraph" style:parent-style-name="Standard">
      <style:paragraph-properties fo:text-align="start" style:justify-single-word="false" style:text-autospace="none"/>
      <style:text-properties style:font-name="Times New Roman1" fo:font-size="11pt" fo:font-style="normal" fo:font-weight="normal" style:font-name-asian="Times-Roman" style:font-size-asian="11pt" style:font-style-asian="normal" style:font-weight-asian="normal" style:font-name-complex="Times-Roman" style:font-size-complex="11pt" style:font-style-complex="normal" style:font-weight-complex="normal"/>
    </style:style>
    <style:style style:name="P34" style:family="paragraph" style:parent-style-name="Standard">
      <style:paragraph-properties style:text-autospace="none"/>
      <style:text-properties style:font-name="Times New Roman1" fo:font-size="11pt" fo:font-style="normal" fo:font-weight="bold" style:font-name-asian="LucidaSans-TypewriterBold" style:font-size-asian="11pt" style:font-style-asian="normal" style:font-weight-asian="bold" style:font-name-complex="LucidaSans-TypewriterBold" style:font-size-complex="11pt" style:font-style-complex="normal" style:font-weight-complex="bold"/>
    </style:style>
    <style:style style:name="P35" style:family="paragraph" style:parent-style-name="Standard">
      <style:paragraph-properties style:text-autospace="none"/>
      <style:text-properties style:font-name="Times New Roman1" fo:font-size="11pt" fo:font-style="normal" fo:font-weight="bold" style:font-name-asian="Times-Bold" style:font-size-asian="11pt" style:font-style-asian="normal" style:font-weight-asian="bold" style:font-name-complex="Times-Bold" style:font-size-complex="11pt" style:font-style-complex="normal" style:font-weight-complex="bold"/>
    </style:style>
    <style:style style:name="P36" style:family="paragraph" style:parent-style-name="Standard">
      <style:paragraph-properties fo:text-align="start" style:justify-single-word="false" style:text-autospace="none"/>
      <style:text-properties style:font-name="Times New Roman1" fo:font-size="11pt" fo:font-style="normal" fo:font-weight="bold" style:font-name-asian="Times-Bold" style:font-size-asian="11pt" style:font-style-asian="normal" style:font-weight-asian="bold" style:font-name-complex="Times-Bold" style:font-size-complex="11pt" style:font-style-complex="normal" style:font-weight-complex="bold"/>
    </style:style>
    <style:style style:name="P37" style:family="paragraph" style:parent-style-name="Standard">
      <style:paragraph-properties fo:text-align="start" style:justify-single-word="false" style:text-autospace="none"/>
      <style:text-properties style:font-name="Times New Roman1" fo:font-size="11pt" fo:font-style="normal" style:font-name-asian="Times-Roman" style:font-size-asian="11pt" style:font-style-asian="normal" style:font-name-complex="Times-Roman" style:font-size-complex="11pt" style:font-style-complex="normal"/>
    </style:style>
    <style:style style:name="P38" style:family="paragraph" style:parent-style-name="Standard">
      <style:paragraph-properties fo:text-align="start" style:justify-single-word="false"/>
      <style:text-properties style:font-name="Times New Roman1" fo:font-size="11pt" style:font-name-asian="Times-Roman" style:font-size-asian="11pt" style:font-name-complex="Times-Roman" style:font-size-complex="11pt"/>
    </style:style>
    <style:style style:name="P39" style:family="paragraph" style:parent-style-name="Standard">
      <style:paragraph-properties fo:text-align="start" style:justify-single-word="false" style:text-autospace="none"/>
      <style:text-properties style:font-name="Times New Roman1" fo:font-size="11pt" style:font-name-asian="Times-Roman" style:font-size-asian="11pt" style:font-name-complex="Times-Roman" style:font-size-complex="11pt"/>
    </style:style>
    <style:style style:name="P40" style:family="paragraph" style:parent-style-name="Standard">
      <style:paragraph-properties style:text-autospace="none"/>
      <style:text-properties style:font-name="Times New Roman1" fo:font-size="11pt" style:font-name-asian="Times-Roman" style:font-size-asian="11pt" style:font-name-complex="Times-Roman" style:font-size-complex="11pt"/>
    </style:style>
    <style:style style:name="P41" style:family="paragraph" style:parent-style-name="Standard">
      <style:paragraph-properties style:text-autospace="none"/>
      <style:text-properties style:font-name="Times New Roman1" fo:font-size="11pt" fo:font-weight="normal" style:font-name-asian="Times-Roman" style:font-size-asian="11pt" style:font-weight-asian="normal" style:font-name-complex="Times-Roman" style:font-size-complex="11pt" style:font-weight-complex="normal"/>
    </style:style>
    <style:style style:name="P42" style:family="paragraph" style:parent-style-name="Standard">
      <style:paragraph-properties style:text-autospace="none"/>
      <style:text-properties style:font-name="Times New Roman1" fo:font-size="11pt" fo:font-weight="normal" style:font-name-asian="Times-Bold" style:font-size-asian="11pt" style:font-weight-asian="normal" style:font-name-complex="Times-Bold" style:font-size-complex="11pt" style:font-weight-complex="normal"/>
    </style:style>
    <style:style style:name="P43" style:family="paragraph" style:parent-style-name="Standard">
      <style:paragraph-properties style:text-autospace="none"/>
      <style:text-properties style:font-name="Times New Roman1" fo:font-size="11pt" style:font-name-asian="LucidaSans-Typewriter" style:font-size-asian="11pt" style:font-name-complex="LucidaSans-Typewriter" style:font-size-complex="11pt"/>
    </style:style>
    <style:style style:name="P44" style:family="paragraph" style:parent-style-name="Standard">
      <style:paragraph-properties fo:text-align="start" style:justify-single-word="false" style:text-autospace="none"/>
      <style:text-properties style:font-name="Times New Roman1" fo:font-size="11pt" style:font-name-asian="LucidaSans-Typewriter" style:font-size-asian="11pt" style:font-name-complex="LucidaSans-Typewriter" style:font-size-complex="11pt"/>
    </style:style>
    <style:style style:name="P45" style:family="paragraph" style:parent-style-name="Standard">
      <style:paragraph-properties style:text-autospace="none"/>
      <style:text-properties style:font-name="Times New Roman1" fo:font-size="11pt" fo:font-style="italic" fo:font-weight="normal" style:font-name-asian="Times-Italic" style:font-size-asian="11pt" style:font-style-asian="italic" style:font-weight-asian="normal" style:font-name-complex="Times-Italic" style:font-size-complex="11pt" style:font-style-complex="italic" style:font-weight-complex="normal"/>
    </style:style>
    <style:style style:name="P46" style:family="paragraph" style:parent-style-name="Standard">
      <style:paragraph-properties fo:text-align="start" style:justify-single-word="false" style:text-autospace="none"/>
      <style:text-properties style:font-name="Times New Roman1" fo:font-size="11pt" style:font-name-asian="Times-Bold" style:font-size-asian="11pt" style:font-name-complex="Times-Bold" style:font-size-complex="11pt"/>
    </style:style>
    <style:style style:name="P47" style:family="paragraph" style:parent-style-name="Standard">
      <style:paragraph-properties fo:text-align="start" style:justify-single-word="false" style:text-autospace="none"/>
      <style:text-properties style:font-name="LucidaSans-Typewriter" fo:font-size="9pt" style:font-name-asian="LucidaSans-Typewriter" style:font-size-asian="9pt" style:font-name-complex="LucidaSans-Typewriter" style:font-size-complex="9pt"/>
    </style:style>
    <style:style style:name="P48" style:family="paragraph" style:parent-style-name="Standard">
      <style:paragraph-properties style:text-autospace="none"/>
      <style:text-properties style:font-name="LucidaSans-Typewriter" fo:font-size="9pt" style:font-name-asian="LucidaSans-Typewriter" style:font-size-asian="9pt" style:font-name-complex="LucidaSans-Typewriter" style:font-size-complex="9pt"/>
    </style:style>
    <style:style style:name="P49" style:family="paragraph" style:parent-style-name="Standard">
      <style:paragraph-properties fo:text-align="start" style:justify-single-word="false" style:text-autospace="none"/>
      <style:text-properties style:font-name="LucidaSans-Typewriter" fo:font-size="9pt" fo:font-weight="bold" style:font-name-asian="LucidaSans-Typewriter" style:font-size-asian="9pt" style:font-weight-asian="bold" style:font-name-complex="LucidaSans-Typewriter" style:font-size-complex="9pt" style:font-weight-complex="bold"/>
    </style:style>
    <style:style style:name="P50" style:family="paragraph" style:parent-style-name="Standard">
      <style:paragraph-properties fo:text-align="start" style:justify-single-word="false" style:text-autospace="none"/>
      <style:text-properties style:font-name="LucidaSans-Typewriter" fo:font-size="9pt" fo:font-weight="normal" style:font-name-asian="LucidaSans-Typewriter" style:font-size-asian="9pt" style:font-weight-asian="normal" style:font-name-complex="LucidaSans-Typewriter" style:font-size-complex="9pt" style:font-weight-complex="normal"/>
    </style:style>
    <style:style style:name="P51" style:family="paragraph" style:parent-style-name="Standard">
      <style:paragraph-properties style:text-autospace="none"/>
      <style:text-properties style:font-name="LucidaSans-Typewriter" fo:font-size="9pt" fo:font-weight="normal" style:font-name-asian="LucidaSans-Typewriter" style:font-size-asian="9pt" style:font-weight-asian="normal" style:font-name-complex="LucidaSans-Typewriter" style:font-size-complex="9pt" style:font-weight-complex="normal"/>
    </style:style>
    <style:style style:name="P52" style:family="paragraph" style:parent-style-name="Standard">
      <style:paragraph-properties fo:text-align="start" style:justify-single-word="false"/>
      <style:text-properties style:font-name="Arial" fo:font-size="10pt" style:font-name-asian="Times-Roman" style:font-size-asian="10pt" style:font-name-complex="Times-Roman" style:font-size-complex="10pt"/>
    </style:style>
    <style:style style:name="P53" style:family="paragraph" style:parent-style-name="Standard">
      <style:paragraph-properties fo:text-align="start" style:justify-single-word="false"/>
      <style:text-properties style:font-name="Times-Italic" fo:font-size="11pt" fo:font-style="italic" style:font-name-asian="Times-Italic" style:font-size-asian="11pt" style:font-style-asian="italic" style:font-name-complex="Times-Italic" style:font-size-complex="11pt" style:font-style-complex="italic"/>
    </style:style>
    <style:style style:name="P54" style:family="paragraph" style:parent-style-name="Standard">
      <style:paragraph-properties fo:text-align="center" style:justify-single-word="false"/>
      <style:text-properties style:font-name="Times-Italic" fo:font-size="11pt" fo:font-style="italic" fo:font-weight="bold" style:font-name-asian="Times-Italic" style:font-size-asian="11pt" style:font-style-asian="italic" style:font-weight-asian="bold" style:font-name-complex="Times-Italic" style:font-size-complex="11pt" style:font-style-complex="italic" style:font-weight-complex="bold"/>
    </style:style>
    <style:style style:name="P55" style:family="paragraph" style:parent-style-name="Standard">
      <style:paragraph-properties style:text-autospace="none"/>
      <style:text-properties style:font-name="LucidaSans-TypewriterBold" fo:font-size="9pt" fo:font-style="normal" fo:font-weight="bold" style:font-name-asian="LucidaSans-TypewriterBold" style:font-size-asian="9pt" style:font-style-asian="normal" style:font-weight-asian="bold" style:font-name-complex="LucidaSans-TypewriterBold" style:font-size-complex="9pt" style:font-style-complex="normal" style:font-weight-complex="bold"/>
    </style:style>
    <style:style style:name="P56" style:family="paragraph" style:parent-style-name="Standard" style:list-style-name="L1">
      <style:paragraph-properties fo:text-align="start" style:justify-single-word="false"/>
      <style:text-properties style:font-name="Times New Roman" fo:font-size="11pt" style:font-name-asian="Times-Roman" style:font-size-asian="11pt" style:font-name-complex="Times-Roman" style:font-size-complex="11pt"/>
    </style:style>
    <style:style style:name="P57" style:family="paragraph" style:parent-style-name="Standard" style:list-style-name="L1">
      <style:paragraph-properties style:text-autospace="none"/>
      <style:text-properties style:font-name="Times New Roman" fo:font-size="11pt" style:font-name-asian="Times-Roman" style:font-size-asian="11pt" style:font-name-complex="Times-Roman" style:font-size-complex="11pt"/>
    </style:style>
    <style:style style:name="P58" style:family="paragraph" style:parent-style-name="Standard" style:list-style-name="L2">
      <style:paragraph-properties fo:text-align="start" style:justify-single-word="false"/>
      <style:text-properties style:font-name="Times-Roman" fo:font-size="11pt" fo:font-weight="normal" style:font-name-asian="Times-Roman" style:font-size-asian="11pt" style:font-weight-asian="normal" style:font-name-complex="Times-Roman" style:font-size-complex="11pt" style:font-weight-complex="normal"/>
    </style:style>
    <style:style style:name="P59" style:family="paragraph" style:parent-style-name="Standard" style:list-style-name="L2">
      <style:paragraph-properties fo:text-align="start" style:justify-single-word="false"/>
      <style:text-properties style:font-name="Times-Bold" fo:font-size="11pt" fo:font-weight="normal" style:font-name-asian="Times-Bold" style:font-size-asian="11pt" style:font-weight-asian="normal" style:font-name-complex="Times-Bold" style:font-size-complex="11pt" style:font-weight-complex="normal"/>
    </style:style>
    <style:style style:name="P60" style:family="paragraph" style:parent-style-name="Standard">
      <style:paragraph-properties fo:text-align="start" style:justify-single-word="false" style:text-autospace="none"/>
      <style:text-properties style:font-name="Times-Bold" fo:font-size="11pt" fo:font-weight="normal" style:font-name-asian="Times-Bold" style:font-size-asian="11pt" style:font-weight-asian="normal" style:font-name-complex="Times-Bold" style:font-size-complex="11pt" style:font-weight-complex="normal"/>
    </style:style>
    <style:style style:name="P61" style:family="paragraph" style:parent-style-name="Standard" style:list-style-name="L6">
      <style:paragraph-properties fo:text-align="start" style:justify-single-word="false" style:text-autospace="none"/>
      <style:text-properties style:font-name="Times-Bold" fo:font-size="11pt" fo:font-weight="normal" style:font-name-asian="Times-Bold" style:font-size-asian="11pt" style:font-weight-asian="normal" style:font-name-complex="Times-Bold" style:font-size-complex="11pt" style:font-weight-complex="normal"/>
    </style:style>
    <style:style style:name="P62" style:family="paragraph" style:parent-style-name="Standard">
      <style:paragraph-properties fo:text-align="start" style:justify-single-word="false" style:text-autospace="none"/>
      <style:text-properties style:font-name="Times-Bold" fo:font-size="11pt" fo:font-style="normal" fo:font-weight="bold" style:font-name-asian="Times-Bold" style:font-size-asian="11pt" style:font-style-asian="normal" style:font-weight-asian="bold" style:font-name-complex="Times-Bold" style:font-size-complex="11pt" style:font-style-complex="normal" style:font-weight-complex="bold"/>
    </style:style>
    <style:style style:name="P63" style:family="paragraph" style:parent-style-name="Standard">
      <style:paragraph-properties fo:text-align="start" style:justify-single-word="false" style:text-autospace="none"/>
      <style:text-properties style:font-name="Times-Bold" fo:font-size="11pt" fo:font-style="normal" fo:font-weight="bold" style:font-name-asian="LucidaSans-TypewriterBold" style:font-size-asian="11pt" style:font-style-asian="normal" style:font-weight-asian="bold" style:font-name-complex="LucidaSans-TypewriterBold" style:font-size-complex="11pt" style:font-style-complex="normal" style:font-weight-complex="bold"/>
    </style:style>
    <style:style style:name="P64" style:family="paragraph" style:parent-style-name="Standard">
      <style:paragraph-properties fo:text-align="start" style:justify-single-word="false" style:text-autospace="none"/>
      <style:text-properties style:font-name="Times-Bold" fo:font-size="11pt" fo:font-style="normal" fo:font-weight="normal" style:font-name-asian="Times-Bold" style:font-size-asian="11pt" style:font-style-asian="normal" style:font-weight-asian="normal" style:font-name-complex="Times-Bold" style:font-size-complex="11pt" style:font-style-complex="normal" style:font-weight-complex="normal"/>
    </style:style>
    <style:style style:name="P65" style:family="paragraph" style:parent-style-name="Standard">
      <style:paragraph-properties fo:text-align="start" style:justify-single-word="false" style:text-autospace="none"/>
      <style:text-properties style:font-name="Times-Bold" fo:font-size="11pt" fo:font-style="normal" fo:font-weight="normal" style:font-name-asian="LucidaSans-TypewriterBold" style:font-size-asian="11pt" style:font-style-asian="normal" style:font-weight-asian="normal" style:font-name-complex="LucidaSans-TypewriterBold" style:font-size-complex="11pt" style:font-style-complex="normal" style:font-weight-complex="normal"/>
    </style:style>
    <style:style style:name="P66" style:family="paragraph" style:parent-style-name="Standard" style:list-style-name="L2">
      <style:paragraph-properties fo:text-align="start" style:justify-single-word="false"/>
      <style:text-properties style:font-name="Times New Roman1" fo:font-size="11pt" fo:font-weight="normal" style:font-name-asian="Times-Bold" style:font-size-asian="11pt" style:font-weight-asian="normal" style:font-name-complex="Times-Bold" style:font-size-complex="11pt" style:font-weight-complex="normal"/>
    </style:style>
    <style:style style:name="P67" style:family="paragraph" style:parent-style-name="Standard">
      <style:paragraph-properties fo:text-align="start" style:justify-single-word="false" style:text-autospace="none"/>
      <style:text-properties style:font-name="Times New Roman1" fo:font-size="11pt" fo:font-weight="normal" style:font-name-asian="Times-Roman" style:font-size-asian="11pt" style:font-weight-asian="normal" style:font-name-complex="Times-Roman" style:font-size-complex="11pt" style:font-weight-complex="normal"/>
    </style:style>
    <style:style style:name="P68" style:family="paragraph" style:parent-style-name="Standard" style:list-style-name="L3">
      <style:paragraph-properties fo:text-align="start" style:justify-single-word="false"/>
      <style:text-properties style:font-name="Times New Roman1" fo:font-size="11pt" fo:font-style="normal" fo:font-weight="normal" style:font-name-asian="Times-Bold" style:font-size-asian="11pt" style:font-style-asian="normal" style:font-weight-asian="normal" style:font-name-complex="Times-Bold" style:font-size-complex="11pt" style:font-style-complex="normal" style:font-weight-complex="normal"/>
    </style:style>
    <style:style style:name="P69" style:family="paragraph" style:parent-style-name="Standard">
      <style:paragraph-properties fo:text-align="start" style:justify-single-word="false" style:text-autospace="none"/>
      <style:text-properties style:font-name="Times New Roman1" fo:font-size="11pt" fo:font-style="normal" fo:font-weight="normal" style:font-name-asian="LucidaSans-TypewriterBold" style:font-size-asian="11pt" style:font-style-asian="normal" style:font-weight-asian="normal" style:font-name-complex="LucidaSans-TypewriterBold" style:font-size-complex="11pt" style:font-style-complex="normal" style:font-weight-complex="normal"/>
    </style:style>
    <style:style style:name="P70" style:family="paragraph" style:parent-style-name="Standard" style:list-style-name="L4">
      <style:paragraph-properties fo:text-align="start" style:justify-single-word="false" style:text-autospace="none"/>
      <style:text-properties style:font-name="Times New Roman1" fo:font-size="11pt" fo:font-style="normal" fo:font-weight="normal" style:font-name-asian="LucidaSans-TypewriterBold" style:font-size-asian="11pt" style:font-style-asian="normal" style:font-weight-asian="normal" style:font-name-complex="LucidaSans-TypewriterBold" style:font-size-complex="11pt" style:font-style-complex="normal" style:font-weight-complex="normal"/>
    </style:style>
    <style:style style:name="P71" style:family="paragraph" style:parent-style-name="Standard" style:list-style-name="L5">
      <style:paragraph-properties fo:text-align="start" style:justify-single-word="false" style:text-autospace="none"/>
      <style:text-properties style:font-name="Times New Roman1" fo:font-size="11pt" fo:font-style="normal" fo:font-weight="normal" style:font-name-asian="LucidaSans-TypewriterBold" style:font-size-asian="11pt" style:font-style-asian="normal" style:font-weight-asian="normal" style:font-name-complex="LucidaSans-TypewriterBold" style:font-size-complex="11pt" style:font-style-complex="normal" style:font-weight-complex="normal"/>
    </style:style>
    <style:style style:name="P72" style:family="paragraph" style:parent-style-name="Standard">
      <style:paragraph-properties fo:text-align="start" style:justify-single-word="false" style:text-autospace="none"/>
      <style:text-properties style:font-name="Times New Roman1" fo:font-size="11pt" fo:font-style="normal" fo:font-weight="normal" style:font-name-asian="Times-Roman" style:font-size-asian="11pt" style:font-style-asian="normal" style:font-weight-asian="normal" style:font-name-complex="Times-Roman" style:font-size-complex="11pt" style:font-style-complex="normal" style:font-weight-complex="normal"/>
    </style:style>
    <style:style style:name="P73" style:family="paragraph" style:parent-style-name="Standard">
      <style:paragraph-properties style:text-autospace="none"/>
      <style:text-properties style:font-name="Times New Roman1" fo:font-size="11pt" fo:font-style="normal" fo:font-weight="bold" style:font-name-asian="LucidaSans-TypewriterBold" style:font-size-asian="11pt" style:font-style-asian="normal" style:font-weight-asian="bold" style:font-name-complex="LucidaSans-TypewriterBold" style:font-size-complex="11pt" style:font-style-complex="normal" style:font-weight-complex="bold"/>
    </style:style>
    <style:style style:name="P74" style:family="paragraph" style:parent-style-name="Standard">
      <style:paragraph-properties fo:text-align="center" style:justify-single-word="false" style:text-autospace="none"/>
      <style:text-properties style:font-name="Times New Roman1" fo:font-size="11pt" fo:font-style="normal" fo:font-weight="bold" style:font-name-asian="LucidaSans-TypewriterBold" style:font-size-asian="11pt" style:font-style-asian="normal" style:font-weight-asian="bold" style:font-name-complex="LucidaSans-TypewriterBold" style:font-size-complex="11pt" style:font-style-complex="normal" style:font-weight-complex="bold"/>
    </style:style>
    <style:style style:name="P75" style:family="paragraph" style:parent-style-name="Standard">
      <style:paragraph-properties fo:text-align="start" style:justify-single-word="false" style:text-autospace="none"/>
      <style:text-properties style:font-name="Times New Roman1" fo:font-size="11pt" fo:font-style="normal" fo:font-weight="bold" style:font-name-asian="LucidaSans-TypewriterBold" style:font-size-asian="11pt" style:font-style-asian="normal" style:font-weight-asian="bold" style:font-name-complex="LucidaSans-TypewriterBold" style:font-size-complex="11pt" style:font-style-complex="normal" style:font-weight-complex="bold"/>
    </style:style>
    <style:style style:name="P76" style:family="paragraph" style:parent-style-name="Standard">
      <style:paragraph-properties fo:text-align="start" style:justify-single-word="false" style:text-autospace="none"/>
      <style:text-properties style:font-name="LucidaSans-Typewriter" fo:font-size="9pt" fo:font-style="normal" style:font-name-asian="LucidaSans-Typewriter" style:font-size-asian="9pt" style:font-style-asian="normal" style:font-name-complex="LucidaSans-Typewriter" style:font-size-complex="9pt" style:font-style-complex="normal"/>
    </style:style>
    <style:style style:name="P77" style:family="paragraph" style:parent-style-name="Standard" style:list-style-name="">
      <style:paragraph-properties fo:text-align="start" style:justify-single-word="false" style:text-autospace="none"/>
      <style:text-properties style:font-name="LucidaSans-Typewriter" fo:font-size="9pt" style:font-name-asian="LucidaSans-Typewriter" style:font-size-asian="9pt" style:font-name-complex="LucidaSans-Typewriter" style:font-size-complex="9pt"/>
    </style:style>
    <style:style style:name="P78" style:family="paragraph" style:parent-style-name="Standard" style:list-style-name="">
      <style:paragraph-properties style:text-autospace="none"/>
      <style:text-properties style:font-name="LucidaSans-Typewriter" fo:font-size="9pt" style:font-name-asian="LucidaSans-Typewriter" style:font-size-asian="9pt" style:font-name-complex="LucidaSans-Typewriter" style:font-size-complex="9pt"/>
    </style:style>
    <style:style style:name="P79" style:family="paragraph" style:parent-style-name="Standard">
      <style:paragraph-properties fo:text-align="start" style:justify-single-word="false" style:text-autospace="none"/>
      <style:text-properties style:font-name="LucidaSans-Typewriter" fo:font-size="9pt" fo:font-weight="normal" style:font-name-asian="LucidaSans-Typewriter" style:font-size-asian="9pt" style:font-weight-asian="normal" style:font-name-complex="LucidaSans-Typewriter" style:font-size-complex="9pt" style:font-weight-complex="normal"/>
    </style:style>
    <style:style style:name="P80" style:family="paragraph" style:parent-style-name="Standard">
      <style:paragraph-properties fo:text-align="start" style:justify-single-word="false" style:text-autospace="none"/>
      <style:text-properties style:font-name="LucidaSans-TypewriterBold" fo:font-size="9pt" fo:font-style="normal" fo:font-weight="bold" style:font-name-asian="LucidaSans-TypewriterBold" style:font-size-asian="9pt" style:font-style-asian="normal" style:font-weight-asian="bold" style:font-name-complex="LucidaSans-TypewriterBold" style:font-size-complex="9pt" style:font-style-complex="normal" style:font-weight-complex="bold"/>
    </style:style>
    <style:style style:name="P81" style:family="paragraph" style:parent-style-name="Standard">
      <style:paragraph-properties fo:text-align="start" style:justify-single-word="false" style:text-autospace="none"/>
      <style:text-properties style:font-name="Times-Roman" fo:font-size="10pt" style:font-name-asian="Times-Roman" style:font-size-asian="10pt" style:font-name-complex="Times-Roman" style:font-size-complex="10pt"/>
    </style:style>
    <style:style style:name="P82" style:family="paragraph" style:parent-style-name="Standard">
      <style:paragraph-properties fo:text-align="start" style:justify-single-word="false" style:text-autospace="none"/>
      <style:text-properties style:font-name="Times-Roman" fo:font-size="10pt" fo:font-weight="normal" style:font-name-asian="Times-Roman" style:font-size-asian="10pt" style:font-weight-asian="normal" style:font-name-complex="Times-Roman" style:font-size-complex="10pt" style:font-weight-complex="normal"/>
    </style:style>
    <style:style style:name="P83" style:family="paragraph" style:parent-style-name="Standard" style:list-style-name="">
      <style:paragraph-properties fo:text-align="start" style:justify-single-word="false" style:text-autospace="none"/>
      <style:text-properties style:font-name="Times-Roman" fo:font-size="11pt" style:font-name-asian="Times-Roman" style:font-size-asian="11pt" style:font-name-complex="Times-Roman" style:font-size-complex="11pt"/>
    </style:style>
    <style:style style:name="P84" style:family="paragraph" style:parent-style-name="Standard">
      <style:paragraph-properties fo:text-align="start" style:justify-single-word="false" style:text-autospace="none"/>
      <style:text-properties style:font-name="Times-Roman" fo:font-size="11pt" style:font-name-asian="Times-Roman" style:font-size-asian="11pt" style:font-name-complex="Times-Roman" style:font-size-complex="11pt"/>
    </style:style>
    <style:style style:name="P85" style:family="paragraph" style:parent-style-name="Standard" style:list-style-name="">
      <style:paragraph-properties style:text-autospace="none"/>
      <style:text-properties style:font-name="Times-Roman" fo:font-size="11pt" style:font-name-asian="Times-Roman" style:font-size-asian="11pt" style:font-name-complex="Times-Roman" style:font-size-complex="11pt"/>
    </style:style>
    <style:style style:name="P86" style:family="paragraph" style:parent-style-name="Standard">
      <style:paragraph-properties fo:text-align="start" style:justify-single-word="false" style:text-autospace="none"/>
      <style:text-properties style:font-name="Times-Roman" fo:font-size="11pt" fo:font-style="normal" fo:font-weight="bold" style:font-name-asian="Times-Roman" style:font-size-asian="11pt" style:font-style-asian="normal" style:font-weight-asian="bold" style:font-name-complex="Times-Roman" style:font-size-complex="11pt" style:font-style-complex="normal" style:font-weight-complex="bold"/>
    </style:style>
    <style:style style:name="P87" style:family="paragraph" style:parent-style-name="Standard">
      <style:paragraph-properties fo:text-align="start" style:justify-single-word="false" style:text-autospace="none"/>
      <style:text-properties style:font-name="Times-Roman" fo:font-size="11pt" fo:font-style="normal" fo:font-weight="normal" style:font-name-asian="Times-Roman" style:font-size-asian="11pt" style:font-style-asian="normal" style:font-weight-asian="normal" style:font-name-complex="Times-Roman" style:font-size-complex="11pt" style:font-style-complex="normal" style:font-weight-complex="normal"/>
    </style:style>
    <style:style style:name="P88" style:family="paragraph" style:parent-style-name="Standard" style:list-style-name="">
      <style:paragraph-properties fo:text-align="center" style:justify-single-word="false" style:text-autospace="none"/>
      <style:text-properties style:font-name="Times-Roman" fo:font-size="11pt" fo:font-weight="bold" style:font-name-asian="Times-Roman" style:font-size-asian="11pt" style:font-weight-asian="bold" style:font-name-complex="Times-Roman" style:font-size-complex="11pt" style:font-weight-complex="bold"/>
    </style:style>
    <style:style style:name="P89" style:family="paragraph" style:parent-style-name="Standard">
      <style:paragraph-properties fo:text-align="start" style:justify-single-word="false" style:text-autospace="none"/>
      <style:text-properties style:font-name="Times-Roman" fo:font-size="11pt" fo:font-weight="normal" style:font-name-asian="Times-Roman" style:font-size-asian="11pt" style:font-weight-asian="normal" style:font-name-complex="Times-Roman" style:font-size-complex="11pt" style:font-weight-complex="normal"/>
    </style:style>
    <style:style style:name="P90" style:family="paragraph" style:parent-style-name="Standard">
      <style:paragraph-properties fo:text-align="start" style:justify-single-word="false" style:text-autospace="none"/>
      <style:text-properties style:font-name="Times New Roman" fo:font-size="11pt" fo:font-weight="normal" style:font-name-asian="Times-Roman" style:font-size-asian="11pt" style:font-weight-asian="normal" style:font-name-complex="Times-Roman" style:font-size-complex="11pt" style:font-weight-complex="normal"/>
    </style:style>
    <style:style style:name="P91" style:family="paragraph" style:parent-style-name="Standard" style:list-style-name="">
      <style:paragraph-properties style:text-autospace="none"/>
      <style:text-properties style:font-name="Times New Roman" fo:font-size="11pt" fo:font-weight="normal" style:font-name-asian="Times-Roman" style:font-size-asian="11pt" style:font-weight-asian="normal" style:font-name-complex="Times-Roman" style:font-size-complex="11pt" style:font-weight-complex="normal"/>
    </style:style>
    <style:style style:name="P92" style:family="paragraph" style:parent-style-name="Standard" style:list-style-name="">
      <style:paragraph-properties style:text-autospace="none"/>
      <style:text-properties style:font-name="Times-Bold" fo:font-size="11pt" fo:font-weight="normal" style:font-name-asian="Times-Bold" style:font-size-asian="11pt" style:font-weight-asian="normal" style:font-name-complex="Times-Bold" style:font-size-complex="11pt" style:font-weight-complex="normal"/>
    </style:style>
    <style:style style:name="P93" style:family="paragraph" style:parent-style-name="Standard">
      <style:paragraph-properties fo:text-align="start" style:justify-single-word="false" style:text-autospace="none"/>
      <style:text-properties style:font-name="Times-Bold" fo:font-size="11pt" fo:font-weight="normal" style:font-name-asian="Times-Bold" style:font-size-asian="11pt" style:font-weight-asian="normal" style:font-name-complex="Times-Bold" style:font-size-complex="11pt" style:font-weight-complex="normal"/>
    </style:style>
    <style:style style:name="P94" style:family="paragraph" style:parent-style-name="Standard">
      <style:paragraph-properties fo:text-align="start" style:justify-single-word="false" style:text-autospace="none"/>
      <style:text-properties style:font-name="Times New Roman1" fo:font-size="11pt" fo:font-weight="normal" style:font-name-asian="Times-Bold" style:font-size-asian="11pt" style:font-weight-asian="normal" style:font-name-complex="Times-Bold" style:font-size-complex="11pt" style:font-weight-complex="normal"/>
    </style:style>
    <style:style style:name="P95" style:family="paragraph" style:parent-style-name="Standard">
      <style:paragraph-properties fo:text-align="start" style:justify-single-word="false" style:text-autospace="none"/>
      <style:text-properties style:font-name="Times New Roman1" fo:font-size="11pt" fo:font-weight="normal" style:font-name-asian="Times-Roman" style:font-size-asian="11pt" style:font-weight-asian="normal" style:font-name-complex="Times-Roman" style:font-size-complex="11pt" style:font-weight-complex="normal"/>
    </style:style>
    <style:style style:name="P96" style:family="paragraph" style:parent-style-name="Standard">
      <style:paragraph-properties fo:text-align="start" style:justify-single-word="false" style:text-autospace="none"/>
      <style:text-properties style:font-name="Times New Roman1" fo:font-size="11pt" fo:font-style="normal" fo:font-weight="normal" style:font-name-asian="Times-Bold" style:font-size-asian="11pt" style:font-style-asian="normal" style:font-weight-asian="normal" style:font-name-complex="Times-Bold" style:font-size-complex="11pt" style:font-style-complex="normal" style:font-weight-complex="normal"/>
    </style:style>
    <style:style style:name="P97" style:family="paragraph" style:parent-style-name="Standard">
      <style:paragraph-properties fo:text-align="start" style:justify-single-word="false" style:text-autospace="none"/>
      <style:text-properties style:font-name="Times New Roman1" fo:font-size="11pt" fo:font-style="normal" fo:font-weight="normal" style:font-name-asian="LucidaSans-TypewriterBold" style:font-size-asian="11pt" style:font-style-asian="normal" style:font-weight-asian="normal" style:font-name-complex="LucidaSans-TypewriterBold" style:font-size-complex="11pt" style:font-style-complex="normal" style:font-weight-complex="normal"/>
    </style:style>
    <style:style style:name="P98" style:family="paragraph" style:parent-style-name="Standard">
      <style:paragraph-properties fo:text-align="start" style:justify-single-word="false" style:text-autospace="none"/>
      <style:text-properties style:font-name="Times New Roman1" fo:font-size="11pt" style:font-name-asian="Times-Roman" style:font-size-asian="11pt" style:font-name-complex="Times-Roman" style:font-size-complex="11pt"/>
    </style:style>
    <style:style style:name="T1" style:family="text">
      <style:text-properties style:font-name="Times-Roman"/>
    </style:style>
    <style:style style:name="T2" style:family="text">
      <style:text-properties style:font-name="Times-Roman" fo:font-style="normal" fo:font-weight="normal" style:font-name-asian="Times-Roman" style:font-style-asian="normal" style:font-weight-asian="normal" style:font-name-complex="Times-Roman" style:font-style-complex="normal" style:font-weight-complex="normal"/>
    </style:style>
    <style:style style:name="T3" style:family="text">
      <style:text-properties style:font-name="Times-Roman" fo:font-weight="normal" style:font-name-asian="Times-Roman" style:font-weight-asian="normal" style:font-name-complex="Times-Roman" style:font-weight-complex="normal"/>
    </style:style>
    <style:style style:name="T4" style:family="text">
      <style:text-properties fo:font-weight="normal" style:font-weight-asian="normal" style:font-weight-complex="normal"/>
    </style:style>
    <style:style style:name="T5" style:family="text">
      <style:text-properties fo:font-weight="normal" style:font-name-asian="Times-Roman" style:font-weight-asian="normal" style:font-name-complex="Times-Roman" style:font-weight-complex="normal"/>
    </style:style>
    <style:style style:name="T6" style:family="text">
      <style:text-properties fo:font-weight="normal" style:font-name-asian="LucidaSans-Typewriter" style:font-weight-asian="normal" style:font-name-complex="LucidaSans-Typewriter" style:font-weight-complex="normal"/>
    </style:style>
    <style:style style:name="T7" style:family="text">
      <style:text-properties style:font-name-asian="Times-Roman" style:font-name-complex="Times-Roman"/>
    </style:style>
    <style:style style:name="T8" style:family="text">
      <style:text-properties fo:font-size="11pt" style:font-name-asian="Times-Roman" style:font-size-asian="11pt" style:font-name-complex="Times-Roman" style:font-size-complex="11pt"/>
    </style:style>
    <style:style style:name="T9" style:family="text">
      <style:text-properties fo:font-size="11pt" style:font-size-asian="11pt" style:font-size-complex="11pt"/>
    </style:style>
    <style:style style:name="T10" style:family="text">
      <style:text-properties fo:font-size="11pt" fo:font-style="normal" style:font-size-asian="11pt" style:font-style-asian="normal" style:font-size-complex="11pt" style:font-style-complex="normal"/>
    </style:style>
    <style:style style:name="T11" style:family="text">
      <style:text-properties fo:font-size="11pt" fo:font-style="normal" fo:font-weight="normal" style:font-size-asian="11pt" style:font-style-asian="normal" style:font-weight-asian="normal" style:font-size-complex="11pt" style:font-style-complex="normal" style:font-weight-complex="normal"/>
    </style:style>
    <style:style style:name="T12" style:family="text">
      <style:text-properties fo:font-size="11pt" fo:font-style="italic" style:font-name-asian="Times-Italic" style:font-size-asian="11pt" style:font-style-asian="italic" style:font-name-complex="Times-Italic" style:font-size-complex="11pt" style:font-style-complex="italic"/>
    </style:style>
    <style:style style:name="T13" style:family="text">
      <style:text-properties fo:font-size="11pt" fo:font-weight="bold" style:font-size-asian="11pt" style:font-weight-asian="bold" style:font-size-complex="11pt" style:font-weight-complex="bold"/>
    </style:style>
    <style:style style:name="T14" style:family="text">
      <style:text-properties fo:font-size="11pt" fo:font-weight="normal" style:font-size-asian="11pt" style:font-weight-asian="normal" style:font-size-complex="11pt" style:font-weight-complex="normal"/>
    </style:style>
    <style:style style:name="T15" style:family="text">
      <style:text-properties style:font-name="Times-Italic" fo:font-size="11pt" fo:font-style="italic" style:font-name-asian="Times-Italic" style:font-size-asian="11pt" style:font-style-asian="italic" style:font-name-complex="Times-Italic" style:font-size-complex="11pt" style:font-style-complex="italic"/>
    </style:style>
    <style:style style:name="T16" style:family="text">
      <style:text-properties style:font-name="Times-Italic" fo:font-size="11pt" style:font-name-asian="Times-Italic" style:font-size-asian="11pt" style:font-name-complex="Times-Italic" style:font-size-complex="11pt"/>
    </style:style>
    <style:style style:name="T17" style:family="text">
      <style:text-properties style:font-name="Times-Italic" fo:font-size="11pt" fo:font-style="normal" fo:font-weight="bold" style:font-name-asian="Times-Italic" style:font-size-asian="11pt" style:font-style-asian="normal" style:font-weight-asian="bold" style:font-name-complex="Times-Italic" style:font-size-complex="11pt" style:font-style-complex="normal" style:font-weight-complex="bold"/>
    </style:style>
    <style:style style:name="T18" style:family="text">
      <style:text-properties style:font-name="Times-Italic" fo:font-style="italic" style:font-name-asian="Times-Italic" style:font-style-asian="italic" style:font-name-complex="Times-Italic" style:font-style-complex="italic"/>
    </style:style>
    <style:style style:name="T19" style:family="text">
      <style:text-properties style:font-name="Times-Italic" fo:font-style="normal" fo:font-weight="bold" style:font-name-asian="Times-Italic" style:font-style-asian="normal" style:font-weight-asian="bold" style:font-name-complex="Times-Italic" style:font-style-complex="normal" style:font-weight-complex="bold"/>
    </style:style>
    <style:style style:name="T20" style:family="text">
      <style:text-properties style:font-name="Times-Italic" fo:font-style="normal" style:font-name-asian="Times-Italic" style:font-style-asian="normal" style:font-name-complex="Times-Italic" style:font-style-complex="normal"/>
    </style:style>
    <style:style style:name="T21" style:family="text">
      <style:text-properties style:font-name="Times-Italic" fo:font-weight="bold" style:font-name-asian="Times-Italic" style:font-weight-asian="bold" style:font-name-complex="Times-Italic" style:font-weight-complex="bold"/>
    </style:style>
    <style:style style:name="T22" style:family="text">
      <style:text-properties fo:font-weight="bold" style:font-weight-asian="bold" style:font-weight-complex="bold"/>
    </style:style>
    <style:style style:name="T23" style:family="text">
      <style:text-properties fo:font-weight="bold" style:font-name-asian="LucidaSans-Typewriter" style:font-weight-asian="bold" style:font-name-complex="LucidaSans-Typewriter" style:font-weight-complex="bold"/>
    </style:style>
    <style:style style:name="T24" style:family="text">
      <style:text-properties fo:font-weight="bold" style:font-name-asian="Times-Italic" style:font-weight-asian="bold" style:font-name-complex="Times-Italic" style:font-weight-complex="bold"/>
    </style:style>
    <style:style style:name="T25" style:family="text">
      <style:text-properties fo:font-style="normal" style:font-style-asian="normal" style:font-style-complex="normal"/>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tyle="normal" fo:font-weight="normal" style:font-name-asian="Times-Roman" style:font-style-asian="normal" style:font-weight-asian="normal" style:font-name-complex="Times-Roman" style:font-style-complex="normal" style:font-weight-complex="normal"/>
    </style:style>
    <style:style style:name="T28" style:family="text">
      <style:text-properties fo:font-style="normal" fo:font-weight="normal" style:font-name-asian="LucidaSans-TypewriterBold" style:font-style-asian="normal" style:font-weight-asian="normal" style:font-name-complex="LucidaSans-TypewriterBold" style:font-style-complex="normal" style:font-weight-complex="normal"/>
    </style:style>
    <style:style style:name="T29" style:family="text">
      <style:text-properties fo:font-style="normal" fo:font-weight="normal" style:font-name-asian="LucidaSans-Typewriter" style:font-style-asian="normal" style:font-weight-asian="normal" style:font-name-complex="LucidaSans-Typewriter" style:font-style-complex="normal" style:font-weight-complex="normal"/>
    </style:style>
    <style:style style:name="T30" style:family="text">
      <style:text-properties fo:font-style="normal" fo:font-weight="bold" style:font-style-asian="normal" style:font-weight-asian="bold" style:font-style-complex="normal" style:font-weight-complex="bold"/>
    </style:style>
    <style:style style:name="T31" style:family="text">
      <style:text-properties fo:font-style="normal" fo:font-weight="bold" style:font-name-asian="LucidaSans-TypewriterBold" style:font-style-asian="normal" style:font-weight-asian="bold" style:font-name-complex="LucidaSans-TypewriterBold" style:font-style-complex="normal" style:font-weight-complex="bold"/>
    </style:style>
    <style:style style:name="T32" style:family="text">
      <style:text-properties fo:font-style="normal" fo:font-weight="bold" style:font-name-asian="Times-Roman" style:font-style-asian="normal" style:font-weight-asian="bold" style:font-name-complex="Times-Roman" style:font-style-complex="normal" style:font-weight-complex="bold"/>
    </style:style>
    <style:style style:name="T33" style:family="text">
      <style:text-properties fo:font-style="normal" fo:font-weight="bold" style:font-name-asian="Times-Italic" style:font-style-asian="normal" style:font-weight-asian="bold" style:font-name-complex="Times-Italic" style:font-style-complex="normal" style:font-weight-complex="bold"/>
    </style:style>
    <style:style style:name="T34" style:family="text">
      <style:text-properties fo:font-style="normal" style:font-name-asian="LucidaSans-TypewriterBold" style:font-style-asian="normal" style:font-name-complex="LucidaSans-TypewriterBold" style:font-style-complex="normal"/>
    </style:style>
    <style:style style:name="T35" style:family="text">
      <style:text-properties fo:font-style="italic" style:font-name-asian="Times-Roman" style:font-style-asian="italic" style:font-name-complex="Times-Roman" style:font-style-complex="italic"/>
    </style:style>
    <style:style style:name="T36" style:family="text">
      <style:text-properties fo:font-style="italic" style:font-name-asian="Times-Italic" style:font-style-asian="italic" style:font-name-complex="Times-Italic" style:font-style-complex="italic"/>
    </style:style>
    <style:style style:name="T37" style:family="text">
      <style:text-properties style:font-name="LucidaSans-TypewriterBold" style:font-name-asian="LucidaSans-TypewriterBold" style:font-name-complex="LucidaSans-TypewriterBold"/>
    </style:style>
    <style:style style:name="T38" style:family="text">
      <style:text-properties style:font-name="LucidaSans-TypewriterBold" fo:font-style="normal" fo:font-weight="bold" style:font-name-asian="LucidaSans-TypewriterBold" style:font-style-asian="normal" style:font-weight-asian="bold" style:font-name-complex="LucidaSans-TypewriterBold" style:font-style-complex="normal" style:font-weight-complex="bold"/>
    </style:style>
    <style:style style:name="T39" style:family="text">
      <style:text-properties style:font-name="LucidaSans-TypewriterBold" fo:font-style="normal" fo:font-weight="normal" style:font-name-asian="LucidaSans-TypewriterBold" style:font-style-asian="normal" style:font-weight-asian="normal" style:font-name-complex="LucidaSans-TypewriterBold" style:font-style-complex="normal" style:font-weight-complex="normal"/>
    </style:style>
    <style:style style:name="T40" style:family="text">
      <style:text-properties style:font-name="LucidaSans-TypewriterBold" fo:font-size="9pt" style:font-name-asian="LucidaSans-TypewriterBold" style:font-size-asian="9pt" style:font-name-complex="LucidaSans-TypewriterBold" style:font-size-complex="9pt"/>
    </style:style>
    <style:style style:name="T41" style:family="text">
      <style:text-properties style:font-name="LucidaSans-TypewriterBold" fo:font-size="9pt" fo:font-style="normal" style:font-name-asian="LucidaSans-TypewriterBold" style:font-size-asian="9pt" style:font-style-asian="normal" style:font-name-complex="LucidaSans-TypewriterBold" style:font-size-complex="9pt" style:font-style-complex="normal"/>
    </style:style>
    <style:style style:name="T42" style:family="text">
      <style:text-properties style:font-name-asian="LucidaSans-TypewriterBold" style:font-name-complex="LucidaSans-TypewriterBold"/>
    </style:style>
    <style:style style:name="T43" style:family="text">
      <style:text-properties style:font-name-asian="Times-Bold" style:font-name-complex="Times-Bold"/>
    </style:style>
    <style:style style:name="T44" style:family="text">
      <style:text-properties style:font-name="LucidaSans-Typewriter" fo:font-size="9pt" style:font-name-asian="LucidaSans-Typewriter" style:font-size-asian="9pt" style:font-name-complex="LucidaSans-Typewriter" style:font-size-complex="9pt"/>
    </style:style>
    <style:style style:name="T45" style:family="text">
      <style:text-properties style:font-name="LucidaSans-Typewriter" fo:font-size="9pt" fo:font-weight="bold" style:font-name-asian="LucidaSans-Typewriter" style:font-size-asian="9pt" style:font-weight-asian="bold" style:font-name-complex="LucidaSans-Typewriter" style:font-size-complex="9pt" style:font-weight-complex="bold"/>
    </style:style>
    <style:style style:name="T46" style:family="text">
      <style:text-properties style:font-name="Times-Bold" style:font-name-asian="Times-Bold" style:font-name-complex="Times-Bold"/>
    </style:style>
    <style:style style:name="T47" style:family="text">
      <style:text-properties fo:font-size="9pt" style:font-name-asian="LucidaSans-TypewriterBold" style:font-size-asian="9pt" style:font-name-complex="LucidaSans-TypewriterBold" style:font-size-complex="9pt"/>
    </style:style>
    <style:style style:name="T48" style:family="text">
      <style:text-properties style:font-name-asian="LucidaSans-Typewriter" style:font-name-complex="LucidaSans-Typewriter"/>
    </style:style>
    <style:style style:name="T49" style:family="text">
      <style:text-properties style:font-name-asian="Times-Italic" style:font-name-complex="Times-Italic"/>
    </style:style>
    <style:style style:name="T50" style:family="text">
      <style:text-properties style:font-name="Times-Italic" fo:font-size="11pt" fo:font-style="italic" style:font-name-asian="Times-Italic" style:font-size-asian="11pt" style:font-style-asian="italic" style:font-name-complex="Times-Italic" style:font-size-complex="11pt" style:font-style-complex="italic"/>
    </style:style>
    <style:style style:name="T51" style:family="text">
      <style:text-properties style:font-name="Times-Italic" fo:font-size="11pt" fo:font-style="italic" fo:font-weight="bold" style:font-name-asian="Times-Italic" style:font-size-asian="11pt" style:font-style-asian="italic" style:font-weight-asian="bold" style:font-name-complex="Times-Italic" style:font-size-complex="11pt" style:font-style-complex="italic" style:font-weight-complex="bold"/>
    </style:style>
    <style:style style:name="T52" style:family="text">
      <style:text-properties style:font-name="Times-Italic" fo:font-size="11pt" fo:font-style="italic" fo:font-weight="normal" style:font-name-asian="Times-Italic" style:font-size-asian="11pt" style:font-style-asian="italic" style:font-weight-asian="normal" style:font-name-complex="Times-Italic" style:font-size-complex="11pt" style:font-style-complex="italic" style:font-weight-complex="normal"/>
    </style:style>
    <style:style style:name="T53" style:family="text">
      <style:text-properties style:font-name="Times-Italic" fo:font-size="11pt" fo:font-style="normal" fo:font-weight="bold" style:font-name-asian="Times-Italic" style:font-size-asian="11pt" style:font-style-asian="normal" style:font-weight-asian="bold" style:font-name-complex="Times-Italic" style:font-size-complex="11pt" style:font-style-complex="normal" style:font-weight-complex="bold"/>
    </style:style>
    <style:style style:name="T54" style:family="text">
      <style:text-properties style:font-name="Times-Italic" fo:font-style="italic" style:font-name-asian="Times-Italic" style:font-style-asian="italic" style:font-name-complex="Times-Italic" style:font-style-complex="italic"/>
    </style:style>
    <style:style style:name="T55" style:family="text">
      <style:text-properties style:font-name="Times-Italic" fo:font-style="normal" style:font-name-asian="Times-Italic" style:font-style-asian="normal" style:font-name-complex="Times-Italic" style:font-style-complex="normal"/>
    </style:style>
    <style:style style:name="T56" style:family="text">
      <style:text-properties style:font-name="Times-Italic" fo:font-style="normal" fo:font-weight="bold" style:font-name-asian="Times-Italic" style:font-style-asian="normal" style:font-weight-asian="bold" style:font-name-complex="Times-Italic" style:font-style-complex="normal" style:font-weight-complex="bold"/>
    </style:style>
    <style:style style:name="T57" style:family="text">
      <style:text-properties style:font-name="Times New Roman" fo:font-size="11pt" fo:font-weight="bold" style:font-name-asian="Times-Roman" style:font-size-asian="11pt" style:font-weight-asian="bold" style:font-name-complex="Times-Roman" style:font-size-complex="11pt" style:font-weight-complex="bold"/>
    </style:style>
    <style:style style:name="T58" style:family="text">
      <style:text-properties style:font-name="Times-Bold" fo:font-size="11pt" style:font-name-asian="Times-Bold" style:font-size-asian="11pt" style:font-name-complex="Times-Bold" style:font-size-complex="11pt"/>
    </style:style>
    <style:style style:name="T59" style:family="text">
      <style:text-properties style:font-name="Times-Bold" fo:font-weight="bold" style:font-name-asian="Times-Bold" style:font-weight-asian="bold" style:font-name-complex="Times-Bold" style:font-weight-complex="bold"/>
    </style:style>
    <style:style style:name="T60" style:family="text">
      <style:text-properties style:font-name="Times-Bold" fo:font-weight="normal" style:font-name-asian="Times-Bold" style:font-weight-asian="normal" style:font-name-complex="Times-Bold" style:font-weight-complex="normal"/>
    </style:style>
    <style:style style:name="T61" style:family="text">
      <style:text-properties style:font-name="Times-BoldItalic" fo:font-style="italic" fo:font-weight="normal" style:font-name-asian="Times-BoldItalic" style:font-style-asian="italic" style:font-weight-asian="normal" style:font-name-complex="Times-BoldItalic" style:font-style-complex="italic" style:font-weight-complex="normal"/>
    </style:style>
    <style:style style:name="T62" style:family="text">
      <style:text-properties style:font-name="Times-BoldItalic" fo:font-style="italic" style:font-name-asian="Times-BoldItalic" style:font-style-asian="italic" style:font-name-complex="Times-Bold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Joshua Bloch - Effective Java (3rd) – 2018</text:p>
      <text:p text:style-name="P14"/>
      <text:p text:style-name="P15">Programing language</text:p>
      <text:list xml:id="list1618818343807352406" text:style-name="L1">
        <text:list-item>
          <text:p text:style-name="P56">core language: is it algorithmic, functional, object-oriented</text:p>
        </text:list-item>
        <text:list-item>
          <text:p text:style-name="P56">vocabulary: what data structures, operations, and facilities are provided by the standard libraries</text:p>
        </text:list-item>
        <text:list-item>
          <text:p text:style-name="P57">customary and effective ways to structure your code.</text:p>
        </text:list-item>
      </text:list>
      <text:p text:style-name="P16"/>
      <text:p text:style-name="P16">The Java programming language, for example, is object-oriented with single inheritance and supports an imperative (statement-oriented) coding style within each method. The libraries address graphic display support, networking, distributed computing, and security</text:p>
      <text:p text:style-name="P52"/>
      <text:p text:style-name="P1"><text:span text:style-name="T7">Many items contain one or more program examples illustrating some practice to be avoided. Such examples, sometimes known as </text:span><text:span text:style-name="T19">antipatterns</text:span><text:span text:style-name="T18">,</text:span></text:p>
      <text:p text:style-name="P53"/>
      <text:p text:style-name="P1"><text:span text:style-name="T35">You </text:span><text:span text:style-name="T7">should not slavishly follow these rules, but violate them only occasionally and with good reason. Learning the art of programming, like most other disciplines, consists of first learning the rules and then learning when to break them.</text:span></text:p>
      <text:p text:style-name="P8"/>
      <text:p text:style-name="P11"><text:span text:style-name="T8">See terms as they are defined in </text:span><text:span text:style-name="T15">The Java Language Specification, Java SE 8 Edition</text:span></text:p>
      <text:p text:style-name="P53"/>
      <text:p text:style-name="P2">Creating and Destroying Objects</text:p>
      <text:p text:style-name="P54"/>
      <text:p text:style-name="P19">Item 1: Consider static factory methods instead of constructors</text:p>
      <text:p text:style-name="P19"/>
      <text:p text:style-name="P13"><text:span text:style-name="T10">A class can provide a public </text:span><text:span text:style-name="T15">static factory method</text:span><text:span text:style-name="T10">, which is </text:span><text:span text:style-name="T9">simply a static method that returns an instance of the class. </text:span></text:p>
      <text:list xml:id="list8697650444745125989" text:style-name="L2">
        <text:list-item>
          <text:p text:style-name="P58">Unlike constructors they have names</text:p>
        </text:list-item>
        <text:list-item>
          <text:p text:style-name="P58">They are not required to create a new object each time they're invoked.</text:p>
        </text:list-item>
        <text:list-item>
          <text:p text:style-name="P58">They can return an objec of any subtype</text:p>
        </text:list-item>
        <text:list-item>
          <text:p text:style-name="P59">Class of the returned object can vary from call to call as a function of the input parameters</text:p>
        </text:list-item>
        <text:list-item>
          <text:p text:style-name="P66">Class of the returned object need not exist when the class containing the method is written <text:s/>(5)</text:p>
        </text:list-item>
        <text:list-item>
          <text:p text:style-name="P59">Classes without public or protected constructors cannot be subclassed</text:p>
        </text:list-item>
      </text:list>
      <text:p text:style-name="P7"/>
      <text:p text:style-name="P10"><text:span text:style-name="T11">Also consider </text:span><text:span text:style-name="T17">interface-based frameworks </text:span><text:span text:style-name="T10">where interfaces provide natural return types for static factory methods. (</text:span><text:span text:style-name="T9">requires the client to refer to the returned object by interface rather than implementation class, which is generally good practice</text:span><text:span text:style-name="T10">)</text:span></text:p>
      <text:p text:style-name="P5"/>
      <text:p text:style-name="P3">(5) <text:s/>Such flexible static factory methods form the basis of <text:span text:style-name="T21">service provider frameworks</text:span>, like the Java</text:p>
      <text:p text:style-name="P4">Database Connectivity API (JDBC). A service provider framework is a system in which providers implement a service, and the system makes the implementations available to clients, decoupling the clients from the implementations.</text:p>
      <text:p text:style-name="P18"/>
      <text:p text:style-name="P38"><text:span text:style-name="T26">Some </text:span>common names for static factory method</text:p>
      <text:list xml:id="list7310944892785370952" text:style-name="L3">
        <text:list-item>
          <text:p text:style-name="P68">from</text:p>
        </text:list-item>
        <text:list-item>
          <text:p text:style-name="P68">of</text:p>
        </text:list-item>
        <text:list-item>
          <text:p text:style-name="P68">valueOf</text:p>
        </text:list-item>
        <text:list-item>
          <text:p text:style-name="P68">getInstance / instance / new instance</text:p>
        </text:list-item>
        <text:list-item>
          <text:p text:style-name="P68">create </text:p>
        </text:list-item>
        <text:list-item>
          <text:p text:style-name="P68">getType / newType /type</text:p>
        </text:list-item>
      </text:list>
      <text:p text:style-name="P30"/>
      <text:p text:style-name="P30">Do not use them if you are going to do inheritence</text:p>
      <text:p text:style-name="P18"/>
      <text:p text:style-name="P19">Item 2: Consider a builder when faced with many constructor parameters</text:p>
      <text:p text:style-name="P3"/>
      <text:p text:style-name="P22"><text:span text:style-name="T2">The builder is </text:span><text:span text:style-name="T3">typically a static member class of the class it builds.’</text:span></text:p>
      <text:p text:style-name="P23">The Builder pattern simulates named optional parameters</text:p>
      <text:p text:style-name="P23"><text:soft-page-break/></text:p>
      <text:p text:style-name="P38"><text:span text:style-name="T4">In order to create an object, you </text:span>must first create its builder.</text:p>
      <text:p text:style-name="P38"/>
      <text:p text:style-name="P38">Use it if <text:span text:style-name="T1">if many of the parameters are optional-</text:span></text:p>
      <text:p text:style-name="P45"/>
      <text:p text:style-name="P20">Item 3: Enforce the singleton property with a private constructor or an enum type</text:p>
      <text:p text:style-name="P20"/>
      <text:p text:style-name="P20">Item 4: Enforce noninstantiability with a private constructor</text:p>
      <text:p text:style-name="P20"/>
      <text:p text:style-name="P41"><text:span text:style-name="T25">Class that is just a grouping of static methods </text:span>and static fields. Such <text:span text:style-name="T36">utility classes </text:span>were not designed to be instantiated- <text:span text:style-name="T43">class can be made noninstantiable by including a private constructor</text:span>: Also consider making it final,</text:p>
      <text:p text:style-name="P29"/>
      <text:p text:style-name="P20">Item 5: Prefer dependency injection to hardwiring resources</text:p>
      <text:p text:style-name="P20"/>
      <text:p text:style-name="P21">Pass the resource into the constructor when creating a new instance.</text:p>
      <text:p text:style-name="P21"/>
      <text:p text:style-name="P12"><text:span text:style-name="T9">Use a </text:span><text:span text:style-name="T16">dependency injection framework</text:span><text:span text:style-name="T9">, </text:span><text:span text:style-name="T9">such as Dagger, Guice, or Spring.</text:span></text:p>
      <text:p text:style-name="P21"/>
      <text:p text:style-name="P20">Item 6: Avoid creating unnecessary objects</text:p>
      <text:p text:style-name="P20"/>
      <text:p text:style-name="P43"><text:span text:style-name="T26">String s = new String("bikini"); </text:span><text:span text:style-name="T31">// DON'T DO THIS!<text:line-break/></text:span><text:span text:style-name="T7">The statement creates a new </text:span>String <text:span text:style-name="T7">instance each time it is executed</text:span><text:span text:style-name="T31">.</text:span></text:p>
      <text:p text:style-name="P43"><text:span text:style-name="T26">String s = "bikini";</text:span><text:span text:style-name="T31"> // DO THIS </text:span></text:p>
      <text:p text:style-name="P34"/>
      <text:p text:style-name="P55">// Reusing expensive object for improved performance</text:p>
      <text:p text:style-name="P47">public class RomanNumerals {</text:p>
      <text:p text:style-name="P47">private static final Pattern ROMAN = Pattern.compile(</text:p>
      <text:p text:style-name="P47">"^(?=.)M*(C[MD]|D?C{0,3})"</text:p>
      <text:p text:style-name="P47">+ "(X[CL]|L?X{0,3})(I[XV]|V?I{0,3})$");</text:p>
      <text:p text:style-name="P47">static boolean isRomanNumeral(String s) {</text:p>
      <text:p text:style-name="P47">return ROMAN.matcher(s).matches();</text:p>
      <text:p text:style-name="P47">}</text:p>
      <text:p text:style-name="P48">}</text:p>
      <text:p text:style-name="P34"/>
      <text:p text:style-name="P42"><text:span text:style-name="T25">Prefer primitives to </text:span>boxed primitives, and watch out for unintentional autoboxing.</text:p>
      <text:p text:style-name="P29"/>
      <text:p text:style-name="P40"><text:span text:style-name="T26">This item should not be misconstrued to imply that object creation is expensive </text:span>and should be avoided. On the contrary, the creation and reclamation of small objects whose constructors do little explicit work is cheap, especially on modern JVM implementations.</text:p>
      <text:p text:style-name="P40"/>
      <text:p text:style-name="P27"><text:span text:style-name="T9">Avoiding object creation by maintaining your own </text:span><text:span text:style-name="T12">object pool </text:span><text:span text:style-name="T9">is a bad idea unless the objects in the pool are extremely heavyweight</text:span></text:p>
      <text:p text:style-name="P40"/>
      <text:p text:style-name="P6">Don’t create a new object when you should reuse an existing one but also Don’t reuse an existing object when you should create a new one</text:p>
      <text:p text:style-name="P6"/>
      <text:p text:style-name="P20">Item 7: Eliminate obsolete object references</text:p>
      <text:p text:style-name="P20"/>
      <text:p text:style-name="P21">Nulling out object references should be the exception rather than the norm.</text:p>
      <text:p text:style-name="P9"><text:span text:style-name="T26">The best way to eliminate an obsolete reference is to let the variable that contained </text:span>the reference fall out of scope. This occurs naturally if you define each variable in the narrowest possible scope.</text:p>
      <text:p text:style-name="P9"/>
      <text:p text:style-name="P25">Whenever a class manages its own memory, the programmer should be alert for memory leaks TODO investigate and practice this.</text:p>
      <text:p text:style-name="P25"/>
      <text:p text:style-name="P25">Another common source of memory leaks is caches.</text:p>
      <text:p text:style-name="P25"/>
      <text:p text:style-name="P25">A third common source of memory leaks is listeners and other callbacks.</text:p>
      <text:p text:style-name="P9"><text:soft-page-break/><text:span text:style-name="T4">If you implement an API where clients register callbacks but don’t deregister them </text:span>explicitly, they will accumulate unless you take some action. One way to ensure that callbacks are garbage collected promptly is to store only <text:span text:style-name="T19">weak references</text:span><text:span text:style-name="T18"> </text:span>to them, for instance, by storing them only as keys in a <text:span text:style-name="T44">WeakHashMap</text:span>.</text:p>
      <text:p text:style-name="P9"/>
      <text:p text:style-name="P9">Use debugging tool known as a <text:span text:style-name="T20">heap profiler</text:span>.</text:p>
      <text:p text:style-name="P21"/>
      <text:p text:style-name="P20">Item 8: Avoid finalizers and cleaners</text:p>
      <text:p text:style-name="P20"/>
      <text:p text:style-name="P6"><text:span text:style-name="T25">So what should you do instead of writing a finalizer or cleaner for a class </text:span>whose objects encapsulate resources that require termination, such as files or threads? Just <text:span text:style-name="T46">have your class implement </text:span><text:span text:style-name="T40">AutoCloseable</text:span></text:p>
      <text:p text:style-name="P21"/>
      <text:p text:style-name="P35">Item 9: Prefer <text:span text:style-name="T42">try</text:span>-with-resources to <text:span text:style-name="T42">try</text:span>-<text:span text:style-name="T42">finally</text:span></text:p>
      <text:p text:style-name="P34"/>
      <text:p text:style-name="P34"/>
      <text:p text:style-name="P17">Methods Common to All Objects</text:p>
      <text:p text:style-name="P17"/>
      <text:p text:style-name="P44"><text:span text:style-name="T30">Object </text:span><text:span text:style-name="T27">is a concrete class</text:span><text:span text:style-name="T32">, it is designed primarily for extension. </text:span><text:span text:style-name="T7">All of its nonfinal methods (</text:span>equals<text:span text:style-name="T7">, </text:span>hashCode<text:span text:style-name="T7">, </text:span>toString<text:span text:style-name="T7">, </text:span>clone<text:span text:style-name="T7">, and </text:span>finalize<text:span text:style-name="T7">) have explicit </text:span><text:span text:style-name="T33">general contracts </text:span><text:span text:style-name="T7">because they are designed to be overridden. It is the responsibility of any class overriding these methods to obey their general contracts;</text:span></text:p>
      <text:p text:style-name="P39">failure to do so will prevent other classes that depend on the contracts (such as <text:span text:style-name="T48">HashMap </text:span>and <text:span text:style-name="T48">HashSet</text:span>) from functioning properly in conjunction with the class.</text:p>
      <text:p text:style-name="P74"/>
      <text:p text:style-name="P36">Item 10: Obey the general contract when overriding <text:span text:style-name="T42">equals</text:span></text:p>
      <text:p text:style-name="P75"/>
      <text:p text:style-name="P69">Do not override equals</text:p>
      <text:list xml:id="list9063661999907149223" text:style-name="L4">
        <text:list-item>
          <text:p text:style-name="P70">each instance of class is unique (represents activity, rather than value ex: Thread)</text:p>
        </text:list-item>
        <text:list-item>
          <text:p text:style-name="P70">no nned for the class to provide a logical equality test (Pattern)</text:p>
        </text:list-item>
        <text:list-item>
          <text:p text:style-name="P70">superclass has already overridden equal this can be good</text:p>
        </text:list-item>
        <text:list-item>
          <text:p text:style-name="P70">class is private and you are shure that equal will never be invoked</text:p>
        </text:list-item>
      </text:list>
      <text:p text:style-name="P69"/>
      <text:p text:style-name="P69">Equlas contract</text:p>
      <text:list xml:id="list5239989801703222496" text:style-name="L5">
        <text:list-item>
          <text:p text:style-name="P71">reflexive x.equals(x) return true, x not null</text:p>
        </text:list-item>
        <text:list-item>
          <text:p text:style-name="P71">symmetric x.equals(y) and y.equals(x) same result, xy, not null</text:p>
        </text:list-item>
        <text:list-item>
          <text:p text:style-name="P71">tranzitive x.equals(y), y.equals(z) then x.equal(z) return true, x y z not null</text:p>
        </text:list-item>
        <text:list-item>
          <text:p text:style-name="P71">consistent x.eqauls(y) alwys same result, x y not null</text:p>
        </text:list-item>
        <text:list-item>
          <text:p text:style-name="P71">x.equlas(null) return false</text:p>
        </text:list-item>
      </text:list>
      <text:p text:style-name="P69"/>
      <text:p text:style-name="P26"><text:span text:style-name="T10">Do not write an </text:span><text:span text:style-name="T41">equals </text:span><text:span text:style-name="T10">method that </text:span><text:span text:style-name="T9">depends on unreliable resources</text:span></text:p>
      <text:p text:style-name="P24"/>
      <text:p text:style-name="P24">Steps:</text:p>
      <text:list xml:id="list1109608968381673031" text:style-name="L6">
        <text:list-item>
          <text:p text:style-name="P61">use == to check reference</text:p>
        </text:list-item>
        <text:list-item>
          <text:p text:style-name="P61">use instance of <text:s/>to check type</text:p>
        </text:list-item>
        <text:list-item>
          <text:p text:style-name="P61">For each “significant” field in the class, check if that field of the argument</text:p>
        </text:list-item>
      </text:list>
      <text:p text:style-name="P25">matches the corresponding field of this object</text:p>
      <text:p text:style-name="P25"/>
      <text:p text:style-name="P41">Some object reference fields may legitimately contain <text:span text:style-name="T23">null</text:span>. To avoid the possibility of a <text:span text:style-name="T48">NullPointerException</text:span>, check such fields for equality using the static method <text:span text:style-name="T23">Objects.equals(</text:span><text:span text:style-name="T48">Object, Object)</text:span>.</text:p>
      <text:p text:style-name="P41"/>
      <text:p text:style-name="P41">If field comparaion is more complex, you may want to store a <text:span text:style-name="T33">canonical form</text:span><text:span text:style-name="T36"> </text:span>of the field so the <text:span text:style-name="T48">equals </text:span>method can do a cheap exact comparison on canonical forms rather than a more costly nonstandard comparison</text:p>
      <text:p text:style-name="P69"/>
      <text:p text:style-name="P46"><text:span text:style-name="T26">When you are finished writing your </text:span><text:span text:style-name="T28">equals </text:span><text:span text:style-name="T26">method, ask yourself three </text:span><text:span text:style-name="T4">questions: Is it symmetric? Is it transitive? Is it consistent? </text:span><text:span text:style-name="T5">And don’t just ask yourself; write unit tests to check. </text:span><text:span text:style-name="T7">Writing and testing </text:span><text:span text:style-name="T48">equals </text:span><text:span text:style-name="T7">(and </text:span><text:span text:style-name="T48">hashCode</text:span><text:span text:style-name="T7">) methods is tedious, and the resulting code is mundane. An excellent alternative to writing and testing these methods manually is to use Google’s open source AutoValue framework,</text:span></text:p>
      <text:p text:style-name="P67"><text:soft-page-break/></text:p>
      <text:p text:style-name="P28"><text:span text:style-name="T9">Don’t substitute another type for </text:span><text:span text:style-name="T47">Object </text:span><text:span text:style-name="T9">in the </text:span><text:span text:style-name="T47">equals </text:span><text:span text:style-name="T9">declaration</text:span></text:p>
      <text:p text:style-name="P50">public boolean equals(MyClass o) {</text:p>
      <text:p text:style-name="P50">...</text:p>
      <text:p text:style-name="P51">}</text:p>
      <text:p text:style-name="P69"/>
      <text:p text:style-name="P36">Item 11: Always override <text:span text:style-name="T42">hashCode </text:span>when you override <text:span text:style-name="T42">equals</text:span></text:p>
      <text:p text:style-name="P75"/>
      <text:p text:style-name="P32">Objects.hash(lineNum, prefix, areaCode);</text:p>
      <text:p text:style-name="P69"/>
      <text:p text:style-name="P36">Item 12: Always override <text:span text:style-name="T42">toString</text:span></text:p>
      <text:p text:style-name="P75"/>
      <text:p text:style-name="P24"><text:span text:style-name="T25">Whether or not you decide to specify the format, you should clearly document </text:span>your intentions.</text:p>
      <text:p text:style-name="P50">/**</text:p>
      <text:p text:style-name="P47">* Returns the string representation of this phone number.</text:p>
      <text:p text:style-name="P47">* The string consists of twelve characters whose format is</text:p>
      <text:p text:style-name="P47">* "XXX-YYY-ZZZZ", where XXX is the area code, YYY is the</text:p>
      <text:p text:style-name="P47">* prefix, and ZZZZ is the line number. Each of the capital</text:p>
      <text:p text:style-name="P47">* letters represents a single decimal digit.</text:p>
      <text:p text:style-name="P47">*</text:p>
      <text:p text:style-name="P47">* If any of the three parts of this phone number is too small</text:p>
      <text:p text:style-name="P47">* to fill up its field, the field is padded with leading zeros.</text:p>
      <text:p text:style-name="P47">* For example, if the value of the line number is 123, the last</text:p>
      <text:p text:style-name="P47">* four characters of the string representation will be "0123".</text:p>
      <text:p text:style-name="P47">*/</text:p>
      <text:p text:style-name="P47">@Override public String toString() {</text:p>
      <text:p text:style-name="P47">return String.format("%03d-%03d-%04d",</text:p>
      <text:p text:style-name="P47">areaCode, prefix, lineNum);</text:p>
      <text:p text:style-name="P48">}</text:p>
      <text:p text:style-name="P48"/>
      <text:p text:style-name="P9">You should, however, write a <text:span text:style-name="T44">toString </text:span>method in any abstract class whose subclasses share a common string representation.</text:p>
      <text:p text:style-name="P69"/>
      <text:p text:style-name="P36">Item 13: Override <text:span text:style-name="T42">clone </text:span>judiciously</text:p>
      <text:p text:style-name="P36"/>
      <text:p text:style-name="P31">Do not override clone.</text:p>
      <text:p text:style-name="P75"/>
      <text:p text:style-name="P36">Item 14: Consider implementing <text:span text:style-name="T42">Comparable</text:span></text:p>
      <text:p text:style-name="P75"/>
      <text:p text:style-name="P33">By implementing <text:span text:style-name="T48">Comparable</text:span>, a class indicates that its instances have a <text:span text:style-name="T49">natural ordering.</text:span></text:p>
      <text:p text:style-name="P33"/>
      <text:p text:style-name="P39"><text:span text:style-name="T26">Because the </text:span><text:span text:style-name="T29">Comparable </text:span><text:span text:style-name="T26">interface is parameterized, </text:span>the <text:span text:style-name="T48">compareTo </text:span>method is statically typed, so you don’t need to type check or cast its argument..</text:p>
      <text:p text:style-name="P39"/>
      <text:p text:style-name="P39">If the argument is <text:span text:style-name="T48">null</text:span>, the invocation should throw a <text:span text:style-name="T48">NullPointer-Exception</text:span>, and it will, as soon as the method attempts to access its members.</text:p>
      <text:p text:style-name="P39"/>
      <text:p text:style-name="P26"><text:span text:style-name="T9">Use of the relational operators </text:span><text:span text:style-name="T40">&lt; </text:span><text:span text:style-name="T9">and </text:span><text:span text:style-name="T40">&gt; </text:span><text:span text:style-name="T9">in </text:span><text:span text:style-name="T40">compareTo </text:span><text:span text:style-name="T9">methods is verbose and error-prone and no longer recommended</text:span></text:p>
      <text:p text:style-name="P33"/>
      <text:p text:style-name="P37"><text:span text:style-name="T4">In Java 8, the </text:span><text:span text:style-name="T6">Comparator </text:span><text:span text:style-name="T4">interface was outfitted with a set of </text:span><text:span text:style-name="T24">comparator construction methods</text:span><text:span text:style-name="T22">,</text:span> which enable fluent construction of comparators. These comparators can then be used to implement a <text:span text:style-name="T48">compareTo </text:span>method, as required by the <text:span text:style-name="T48">Comparable </text:span>interface. (but it is slower)</text:p>
      <text:p text:style-name="P75"/>
      <text:p text:style-name="P49"><text:span text:style-name="T26">return o1.hashCode() - o2.hashCode();</text:span><text:span text:style-name="T34"> </text:span><text:span text:style-name="T37">// BROKEN difference-based comparator - violates transitivity!</text:span></text:p>
      <text:p text:style-name="P47"><text:span text:style-name="T39">You can use this</text:span><text:span text:style-name="T38"> </text:span><text:span text:style-name="T25">Integer.compare(o1.hashCode(), o2.hashCode());</text:span></text:p>
      <text:p text:style-name="P76"/>
      <text:p text:style-name="P80"/>
      <text:p text:style-name="P74">Classes and Interfaces</text:p>
      <text:p text:style-name="P74"/>
      <text:p text:style-name="P62"><text:soft-page-break/>Item 15: Minimize the accessibility of classes and members</text:p>
      <text:p text:style-name="P62"/>
      <text:p text:style-name="P90"><text:span text:style-name="T25">Information </text:span>hiding increases software reuse because components that aren’t tightly coupled often prove useful in other contexts besides the ones for which they were developed</text:p>
      <text:p text:style-name="P62"/>
      <text:p text:style-name="P62">Item 16: In public classes, use accessor methods, not public fields</text:p>
      <text:p text:style-name="P62"/>
      <text:p text:style-name="P4">Public classes should never expose mutable fields</text:p>
      <text:p text:style-name="P64"/>
      <text:p text:style-name="P62">Item 17: Minimize mutability</text:p>
      <text:p text:style-name="P62"/>
      <text:p text:style-name="P89"><text:span text:style-name="T25">Immutable </text:span>classes are easier to design, implement, and use than mutable classes. They are less prone to error and are more secure.</text:p>
      <text:p text:style-name="P89"/>
      <text:p text:style-name="P90">Steps</text:p>
      <text:p text:style-name="P90">make class final or private constructor and static create method<text:line-break/>make all fields final </text:p>
      <text:p text:style-name="P90">make all fields private</text:p>
      <text:p text:style-name="P90">If class has any fields that refer to mutable objects ensure that client of the class cannot obtain reference to these objects. <text:span text:style-name="T22">Make defensive copies</text:span></text:p>
      <text:p text:style-name="P90"><text:span text:style-name="T22"/></text:p>
      <text:p text:style-name="P90"><text:span text:style-name="T22">// inside complex object</text:span></text:p>
      <text:p text:style-name="P50"><text:span text:style-name="T22">public Complex times(Complex c) {</text:span></text:p>
      <text:p text:style-name="P77"><text:tab/>return new Complex(re * c.re - im * c.im,</text:p>
      <text:p text:style-name="P77"><text:tab/>re * c.im + im * c.re);</text:p>
      <text:p text:style-name="P78">}</text:p>
      <text:p text:style-name="P81"><text:span text:style-name="T14">This pattern is known as the </text:span><text:span text:style-name="T17">functional </text:span><text:span text:style-name="T13">approach</text:span><text:span text:style-name="T14"> because methods return the result of applying a function to their operand, without modifying it. E</text:span><text:span text:style-name="T9">mphasizes the fact that methods don’t change the values of the objects. </text:span></text:p>
      <text:p text:style-name="P81"><text:span text:style-name="T9">Immutable classes should therefore encourage clients to reuse existing instances wherever possible. </text:span></text:p>
      <text:p text:style-name="P81"><text:span text:style-name="T9">Also An immutable class can provide static factories (Item 1) that cache frequently requested instances to avoid creating new instances when existing ones would do. </text:span></text:p>
      <text:p text:style-name="P82"><text:span text:style-name="T58">The major disadvantage of immutable classes is that they require a separate object for each distinct value. </text:span><text:span text:style-name="T9">Creating these objects can be costly, especially if they are large.</text:span></text:p>
      <text:p text:style-name="P64"/>
      <text:p text:style-name="P62">Item 18: Favor composition over inheritance</text:p>
      <text:p text:style-name="P62"/>
      <text:p text:style-name="P64">Inheritance violates encapsulation. Subclass depends on the implementaion details of its superclass for its proper function.</text:p>
      <text:p text:style-name="P62"/>
      <text:p text:style-name="P62">Item 19: Design and document for inheritance or else prohibit it</text:p>
      <text:p text:style-name="P62"/>
      <text:p text:style-name="P84"><text:span text:style-name="T26">First, the class must document precisely the effects of overriding any method. </text:span><text:span text:style-name="T4">In other words, </text:span><text:span text:style-name="T60">the class must document its </text:span><text:span text:style-name="T61">self-use </text:span><text:span text:style-name="T60">of overridable methods</text:span><text:span text:style-name="T59">. </text:span>For each public or protected method, the documentation must indicate which overridable methods the method invokes, in what sequence, and how the results of</text:p>
      <text:p text:style-name="P85">each invocation affect subsequent processing</text:p>
      <text:p text:style-name="P85"/>
      <text:p text:style-name="P85">A method that invokes overridable methods contains a description of these invocations at the end of its documentation comment. The description is in a special section of the specification, labeled “Implementation Requirements,” which is generated by the Javadoc tag <text:span text:style-name="T45">@implSpec</text:span>. This section describes the inner</text:p>
      <text:p text:style-name="P85">workings of the method.</text:p>
      <text:p text:style-name="P85"/>
      <text:p text:style-name="P91">See: <text:span text:style-name="T48">AbstractCollection</text:span>: <text:span text:style-name="T48">public boolean remove(Object o) documentation.</text:span></text:p>
      <text:p text:style-name="P91"><text:span text:style-name="T48"/></text:p>
      <text:p text:style-name="P92">You must test your class by writing subclasses <text:span text:style-name="T62">before </text:span>you release it.</text:p>
      <text:p text:style-name="P64"/>
      <text:p text:style-name="P62">Item 20: Prefer interfaces to abstract classes</text:p>
      <text:p text:style-name="P62"/>
      <text:p text:style-name="P89"><text:soft-page-break/><text:span text:style-name="T25">Existing classes cannot, in </text:span>general, be retrofitted to extend a new abstract class.</text:p>
      <text:p text:style-name="P89"/>
      <text:p text:style-name="P94">Interfaces allow for the construction of nonhierarchical type frameworks.</text:p>
      <text:p text:style-name="P94"/>
      <text:p text:style-name="P84"><text:span text:style-name="T4">You can, however, combine the advantages of interfaces and abstract classes </text:span>by providing an abstract <text:span text:style-name="T19">skeletal</text:span><text:span text:style-name="T20"> implementation class</text:span><text:span text:style-name="T18"> </text:span>to go with an interface (Template method pattern). By convention, skeletal implementation classes are called <text:span text:style-name="T44">Abstract</text:span><text:span text:style-name="T18">Interface</text:span>, where <text:span text:style-name="T18">Interface </text:span>is the name of the interface they implement (<text:span text:style-name="T44">AbstractMap, AbstractCollection...)</text:span></text:p>
      <text:p text:style-name="P31"/>
      <text:p text:style-name="P62">Item 21: Design interfaces for posterity</text:p>
      <text:p text:style-name="P62"/>
      <text:p text:style-name="P24"><text:span text:style-name="T25">It is not always possible to write a default method </text:span>that maintains all invariants of every conceivable implementation.</text:p>
      <text:p text:style-name="P24"/>
      <text:p text:style-name="P39"><text:span text:style-name="T4">It is also worth noting that default methods were not designed to support </text:span>removing methods from interfaces or changing the signatures of existing methods.</text:p>
      <text:p text:style-name="P39"/>
      <text:p text:style-name="P24">It is still of the utmost importance to design interfaces with great care.</text:p>
      <text:p text:style-name="P67"/>
      <text:p text:style-name="P84">Therefore, it is critically important to test each new interface before you release it. Multiple programmers should implement each interface in different ways. At a minimum, you should aim for three diverse implementations. Equally important is to write multiple client programs that use instances of each new</text:p>
      <text:p text:style-name="P85">interface to perform various tasks.</text:p>
      <text:p text:style-name="P69"/>
      <text:p text:style-name="P62">Item 22: Use interfaces only to define types</text:p>
      <text:p text:style-name="P62"/>
      <text:p text:style-name="P82"><text:span text:style-name="T10">When a class implements an interface, the interface serves as a </text:span><text:span text:style-name="T15">type </text:span><text:span text:style-name="T10">that can be </text:span><text:span text:style-name="T9">used to refer to instances of the class. </text:span></text:p>
      <text:p text:style-name="P82"><text:span text:style-name="T9"/></text:p>
      <text:p text:style-name="P82"><text:span text:style-name="T9">Do not use interfaces to declare constants.</text:span></text:p>
      <text:p text:style-name="P82"><text:span text:style-name="T9"/></text:p>
      <text:p text:style-name="P62">Item 23: Prefer class hierarchies to tagged classes</text:p>
      <text:p text:style-name="P63"/>
      <text:p text:style-name="P89"><text:span text:style-name="T25">Occasionally you may run across a class whose instances come in two or more </text:span>flavors and contain a <text:span text:style-name="T18">tag </text:span>field indicating the flavor of the instance. </text:p>
      <text:p text:style-name="P89"/>
      <text:p text:style-name="P89">Class X {</text:p>
      <text:p text:style-name="P89"><text:tab/>ShapeType types; // do not do this </text:p>
      <text:p text:style-name="P89">}</text:p>
      <text:p text:style-name="P89"/>
      <text:p text:style-name="P81"><text:span text:style-name="T14">Such </text:span><text:span text:style-name="T52">tagged classes </text:span><text:span text:style-name="T14">have numerous shortcomings. They are cluttered with </text:span><text:span text:style-name="T9">boilerplate, including enum declarations, tag fields, and switch statements. Solution is to create class hierarchy.</text:span></text:p>
      <text:p text:style-name="P81"><text:span text:style-name="T9"/></text:p>
      <text:p text:style-name="P84">To transform a tagged class into a class hierarchy, first define an abstract class containing an abstract method for each method in the tagged class whose behavior depends on the tag value.</text:p>
      <text:p text:style-name="P65"/>
      <text:p text:style-name="P62">Item 24: Favor static member classes over nonstatic</text:p>
      <text:p text:style-name="P63"/>
      <text:p text:style-name="P89"><text:span text:style-name="T25">One common use of a static member class is as a </text:span><text:span text:style-name="T30">public helper class</text:span><text:span text:style-name="T25">, useful </text:span>only in conjunction with its outer class.</text:p>
      <text:p text:style-name="P89"/>
      <text:p text:style-name="P81"><text:span text:style-name="T14">One common use of a nonstatic member class is to define an </text:span><text:span text:style-name="T17">Adapter</text:span><text:span text:style-name="T9"> that allows an instance of the outer class to be viewed as an instance of some unrelated class.</text:span></text:p>
      <text:p text:style-name="P65"/>
      <text:p text:style-name="P62">Item 25: Limit source files to a single top-level class</text:p>
      <text:p text:style-name="P62"/>
      <text:p text:style-name="P86">The risks stem from the fact that defining multiple top-level classes in a source file</text:p>
      <text:p text:style-name="P83"><text:soft-page-break/>makes it possible to provide multiple definitions for a class. Which definition gets used is affected by the order in which the source files are passed to the compiler.</text:p>
      <text:p text:style-name="P83"/>
      <text:p text:style-name="P83">If you are tempted to put multiple top-level classes into a single source file, consider using static</text:p>
      <text:p text:style-name="P85">member classes</text:p>
      <text:p text:style-name="P85"/>
      <text:p text:style-name="P85"/>
      <text:p text:style-name="P88">Generic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Bold" svg:font-family="Times-Bold" style:font-family-generic="roman"/>
    <style:font-face style:name="Times-BoldItalic" svg:font-family="Times-BoldItalic" style:font-family-generic="roman"/>
    <style:font-face style:name="Times-Italic" svg:font-family="Times-Italic" style:font-family-generic="roman"/>
    <style:font-face style:name="Times-Roman" svg:font-family="Times-Roman" style:font-family-generic="roman"/>
    <style:font-face style:name="Lucida Sans1" svg:font-family="'Lucida Sans'" style:font-family-generic="swiss"/>
    <style:font-face style:name="LucidaSans-TypewriterBold" svg:font-family="LucidaSans-TypewriterBold" style:font-family-generic="swiss"/>
    <style:font-face style:name="LucidaSans-Typewriter" svg:font-family="LucidaSans-Typewriter"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r" fo:country="H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r" fo:country="H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1-04T18:21:59.16</meta:creation-date>
    <dc:date>2020-11-09T23:44:16.65</dc:date>
    <meta:editing-duration>PT3H16M54S</meta:editing-duration>
    <meta:editing-cycles>121</meta:editing-cycles>
    <meta:generator>OpenOffice/4.1.7$Win32 OpenOffice.org_project/417m1$Build-9800</meta:generator>
    <meta:document-statistic meta:table-count="0" meta:image-count="0" meta:object-count="0" meta:page-count="7" meta:paragraph-count="184" meta:word-count="2442" meta:character-count="15379"/>
  </office:meta>
</office:document-meta>
</file>